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2.288cm"/>
    </style:style>
    <style:style style:name="co3" style:family="table-column">
      <style:table-column-properties fo:break-before="auto" style:column-width="5.584cm"/>
    </style:style>
    <style:style style:name="co4" style:family="table-column">
      <style:table-column-properties fo:break-before="auto" style:column-width="6.357cm"/>
    </style:style>
    <style:style style:name="co5" style:family="table-column">
      <style:table-column-properties fo:break-before="auto" style:column-width="10.562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127cm"/>
    </style:style>
    <style:style style:name="co8" style:family="table-column">
      <style:table-column-properties fo:break-before="auto" style:column-width="8.444cm"/>
    </style:style>
    <style:style style:name="co9" style:family="table-column">
      <style:table-column-properties fo:break-before="auto" style:column-width="2.455cm"/>
    </style:style>
    <style:style style:name="co10" style:family="table-column">
      <style:table-column-properties fo:break-before="auto" style:column-width="2.388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4.509cm"/>
    </style:style>
    <style:style style:name="co13" style:family="table-column">
      <style:table-column-properties fo:break-before="auto" style:column-width="8.775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554cm"/>
    </style:style>
    <style:style style:name="co16" style:family="table-column">
      <style:table-column-properties fo:break-before="auto" style:column-width="3.42cm"/>
    </style:style>
    <style:style style:name="ro1" style:family="table-row">
      <style:table-row-properties style:row-height="2.45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none" fo:background-color="#00ff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ackground-color="#00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ackground-color="#00ff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6">
      <style:table-cell-properties fo:background-color="#00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6">
      <style:table-cell-properties fo:background-color="#00ff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6">
      <style:table-cell-properties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00ffff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fo:border="0.002cm solid #000000"/>
      <style:text-properties fo:font-size="11pt" style:font-size-asian="11pt" style:font-size-complex="11pt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00ffff"/>
    </style:style>
    <style:style style:name="ce31" style:family="table-cell" style:parent-style-name="Default">
      <style:table-cell-properties fo:background-color="#00ffff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33" style:family="table-cell" style:parent-style-name="Default">
      <style:text-properties fo:font-size="11pt" style:font-size-asian="11pt" style:font-size-complex="11pt"/>
    </style:style>
    <style:style style:name="ce34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3"/>
        <table:table-column table:style-name="co7" table:default-cell-style-name="ce15"/>
        <table:table-column table:style-name="co8" table:default-cell-style-name="ce15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15"/>
        <table:table-column table:style-name="co13" table:default-cell-style-name="ce15"/>
        <table:table-column table:style-name="co14" table:number-columns-repeated="2" table:default-cell-style-name="ce29"/>
        <table:table-column table:style-name="co15" table:default-cell-style-name="ce29"/>
        <table:table-column table:style-name="co16" table:default-cell-style-name="ce29"/>
        <table:table-column table:style-name="co14" table:number-columns-repeated="15" table:default-cell-style-name="ce29"/>
        <table:table-column table:style-name="co14" table:number-columns-repeated="992" table:default-cell-style-name="Default"/>
        <table:table-row table:style-name="ro1">
          <table:table-cell table:style-name="ce1" office:value-type="string" table:number-columns-spanned="16" table:number-rows-spanned="1">
            <text:p>CONTROL DE VACACIONES 2018</text:p>
          </table:table-cell>
          <table:covered-table-cell table:style-name="ce6"/>
          <table:covered-table-cell table:number-columns-repeated="3" table:style-name="ce11"/>
          <table:covered-table-cell table:style-name="ce20"/>
          <table:covered-table-cell table:number-columns-repeated="2" table:style-name="ce11"/>
          <table:covered-table-cell table:number-columns-repeated="3" table:style-name="ce20"/>
          <table:covered-table-cell table:number-columns-repeated="2" table:style-name="ce11"/>
          <table:covered-table-cell table:style-name="ce26"/>
          <table:covered-table-cell table:number-columns-repeated="2" table:style-name="ce30"/>
          <table:table-cell table:number-columns-repeated="16"/>
          <table:table-cell table:style-name="ce29" table:number-columns-repeated="17"/>
          <table:table-cell table:number-columns-repeated="975"/>
        </table:table-row>
        <table:table-row table:style-name="ro2">
          <table:table-cell table:style-name="ce2" office:value-type="string">
            <text:p>Nº</text:p>
          </table:table-cell>
          <table:table-cell table:style-name="ce7" office:value-type="string">
            <text:p>CEDULA</text:p>
          </table:table-cell>
          <table:table-cell table:style-name="ce2" office:value-type="string">
            <text:p>APELLIDOS Y NOMBRES</text:p>
          </table:table-cell>
          <table:table-cell table:style-name="ce2" office:value-type="string">
            <text:p>CARGO</text:p>
          </table:table-cell>
          <table:table-cell table:style-name="ce2" office:value-type="string">
            <text:p>ADSCRIPCION</text:p>
          </table:table-cell>
          <table:table-cell table:style-name="ce21" office:value-type="string">
            <text:p>FECHA DE INGRESO</text:p>
          </table:table-cell>
          <table:table-cell table:style-name="ce2" office:value-type="string">
            <text:p>ANTIGUEDAD</text:p>
          </table:table-cell>
          <table:table-cell table:style-name="ce2" office:value-type="string">
            <text:p>PERIODO VACACIONAL A <text:s/>DISFRUTAR</text:p>
          </table:table-cell>
          <table:table-cell table:style-name="ce21" office:value-type="string">
            <text:p>DESDE</text:p>
          </table:table-cell>
          <table:table-cell table:style-name="ce21" office:value-type="string">
            <text:p>HASTA</text:p>
          </table:table-cell>
          <table:table-cell table:style-name="ce21" office:value-type="string">
            <text:p>REINTREGRO</text:p>
          </table:table-cell>
          <table:table-cell table:style-name="ce2" office:value-type="string">
            <text:p>DIAS A DISFRUTAR</text:p>
          </table:table-cell>
          <table:table-cell table:style-name="ce2" office:value-type="string">
            <text:p>PERIODO PENDIENTE POR DISFRUTAR </text:p>
          </table:table-cell>
          <table:table-cell table:style-name="ce2" office:value-type="string" table:number-columns-spanned="3" table:number-rows-spanned="1">
            <text:p>OBSERVACION</text:p>
          </table:table-cell>
          <table:covered-table-cell table:number-columns-repeated="2" table:style-name="ce31"/>
          <table:table-cell table:style-name="ce32" table:number-columns-repeated="33"/>
          <table:table-cell table:style-name="ce34" table:number-columns-repeated="975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8" office:value-type="float" office:value="11361011">
            <text:p>11.361.011</text:p>
          </table:table-cell>
          <table:table-cell table:style-name="ce8" office:value-type="string">
            <text:p>MARTINEZ BEATRIZ</text:p>
          </table:table-cell>
          <table:table-cell table:style-name="ce8" office:value-type="string">
            <text:p>ASEADORA</text:p>
          </table:table-cell>
          <table:table-cell table:style-name="ce8" office:value-type="string">
            <text:p>GERENCIA ESTADAL Y MUNICIPAL</text:p>
          </table:table-cell>
          <table:table-cell table:style-name="ce22" office:value-type="date" office:date-value="2012-11-01">
            <text:p>01/11/2012</text:p>
          </table:table-cell>
          <table:table-cell table:style-name="ce14" office:value-type="string">
            <text:p>5 AÑOS</text:p>
          </table:table-cell>
          <table:table-cell table:style-name="ce14" office:value-type="string">
            <text:p>2016-2017</text:p>
          </table:table-cell>
          <table:table-cell table:style-name="ce22" office:value-type="date" office:date-value="2018-01-05">
            <text:p>05/01/2018</text:p>
          </table:table-cell>
          <table:table-cell table:style-name="ce22" office:value-type="date" office:date-value="2018-02-01">
            <text:p>01/02/2018</text:p>
          </table:table-cell>
          <table:table-cell table:style-name="ce22" office:value-type="date" office:date-value="2018-02-02">
            <text:p>02/02/2018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8" office:value-type="float" office:value="13728393">
            <text:p>13.728.393</text:p>
          </table:table-cell>
          <table:table-cell table:style-name="ce12" office:value-type="string">
            <text:p>RODRIGUEZ FREIDDER</text:p>
          </table:table-cell>
          <table:table-cell table:style-name="ce16" office:value-type="string">
            <text:p>BACHILLER I</text:p>
          </table:table-cell>
          <table:table-cell table:style-name="ce18" office:value-type="string">
            <text:p>GERENCIA DE GESTION SOCIAL Y LABORAL </text:p>
          </table:table-cell>
          <table:table-cell table:style-name="ce22" office:value-type="date" office:date-value="2016-11-16">
            <text:p>16/11/2016</text:p>
          </table:table-cell>
          <table:table-cell table:style-name="ce14" office:value-type="string">
            <text:p>1 AÑO</text:p>
          </table:table-cell>
          <table:table-cell table:style-name="ce18" office:value-type="string">
            <text:p>2016-2017</text:p>
          </table:table-cell>
          <table:table-cell table:style-name="ce24" office:value-type="date" office:date-value="2018-02-05">
            <text:p>05/02/2018</text:p>
          </table:table-cell>
          <table:table-cell table:style-name="ce24" office:value-type="date" office:date-value="2018-02-27">
            <text:p>27/02/2018</text:p>
          </table:table-cell>
          <table:table-cell table:style-name="ce24" office:value-type="date" office:date-value="2018-02-28">
            <text:p>28/02/2018</text:p>
          </table:table-cell>
          <table:table-cell table:style-name="ce18" office:value-type="float" office:value="15">
            <text:p>15</text:p>
          </table:table-cell>
          <table:table-cell table:style-name="ce14" office:value-type="string">
            <text:p>NINGUNO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33" table:number-columns-repeated="1008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8" office:value-type="float" office:value="16971117">
            <text:p>16.971.117</text:p>
          </table:table-cell>
          <table:table-cell table:style-name="ce12" office:value-type="string">
            <text:p>VICENTE NEIDA</text:p>
          </table:table-cell>
          <table:table-cell table:style-name="ce16" office:value-type="string">
            <text:p>COORDINADORA (E) DE LOGISTICA</text:p>
          </table:table-cell>
          <table:table-cell table:style-name="ce14" office:value-type="string">
            <text:p>OFICINA DE GESTION ADMINISTRATIVA</text:p>
          </table:table-cell>
          <table:table-cell table:style-name="ce22" office:value-type="date" office:date-value="2011-02-02">
            <text:p>02/02/2011</text:p>
          </table:table-cell>
          <table:table-cell table:style-name="ce14" office:value-type="string">
            <text:p>6 AÑOS</text:p>
          </table:table-cell>
          <table:table-cell table:style-name="ce18" office:value-type="string">
            <text:p>2015-2016/2016-2017</text:p>
          </table:table-cell>
          <table:table-cell table:style-name="ce24" office:value-type="date" office:date-value="2018-01-15">
            <text:p>15/01/2018</text:p>
          </table:table-cell>
          <table:table-cell table:style-name="ce24" office:value-type="date" office:date-value="2018-03-06">
            <text:p>06/03/2018</text:p>
          </table:table-cell>
          <table:table-cell table:style-name="ce24" office:value-type="date" office:date-value="2018-03-07">
            <text:p>07/03/2018</text:p>
          </table:table-cell>
          <table:table-cell table:style-name="ce18" office:value-type="float" office:value="35">
            <text:p>35</text:p>
          </table:table-cell>
          <table:table-cell table:style-name="ce14" office:value-type="string">
            <text:p>NINGUNO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33" table:number-columns-repeated="1008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8" office:value-type="float" office:value="15168038">
            <text:p>15.168.038</text:p>
          </table:table-cell>
          <table:table-cell table:style-name="ce12" office:value-type="string">
            <text:p>CUNEMO YHORGEL</text:p>
          </table:table-cell>
          <table:table-cell table:style-name="ce17" office:value-type="string">
            <text:p>SEGURIDAD</text:p>
          </table:table-cell>
          <table:table-cell table:style-name="ce14" office:value-type="string">
            <text:p>OFICINA DE GESTION ADMINISTRATIVA</text:p>
          </table:table-cell>
          <table:table-cell table:style-name="ce22" office:value-type="date" office:date-value="2006-04-03">
            <text:p>03/04/2006</text:p>
          </table:table-cell>
          <table:table-cell table:style-name="ce14" office:value-type="string">
            <text:p>11 AÑOS</text:p>
          </table:table-cell>
          <table:table-cell table:style-name="ce19" office:value-type="string">
            <text:p>2015-2016 </text:p>
          </table:table-cell>
          <table:table-cell table:style-name="ce25" office:value-type="date" office:date-value="2018-01-17">
            <text:p>17/01/2018</text:p>
          </table:table-cell>
          <table:table-cell table:style-name="ce25" office:value-type="date" office:date-value="2018-02-20">
            <text:p>20/02/2018</text:p>
          </table:table-cell>
          <table:table-cell table:style-name="ce25" office:value-type="date" office:date-value="2018-02-21">
            <text:p>21/02/2018</text:p>
          </table:table-cell>
          <table:table-cell table:style-name="ce19" office:value-type="float" office:value="22">
            <text:p>22</text:p>
          </table:table-cell>
          <table:table-cell table:style-name="ce14" office:value-type="string">
            <text:p>2016-2017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8" office:value-type="float" office:value="16673028">
            <text:p>16.673.028</text:p>
          </table:table-cell>
          <table:table-cell table:style-name="ce12" office:value-type="string">
            <text:p>GUZMAN ELVIRA</text:p>
          </table:table-cell>
          <table:table-cell table:style-name="ce17" office:value-type="string">
            <text:p>BACHILLER I</text:p>
          </table:table-cell>
          <table:table-cell table:style-name="ce19" office:value-type="string">
            <text:p>GERENCIA ESTADAL Y MUNICIPAL </text:p>
          </table:table-cell>
          <table:table-cell table:style-name="ce22" office:value-type="date" office:date-value="2013-07-16">
            <text:p>16/07/2013</text:p>
          </table:table-cell>
          <table:table-cell table:style-name="ce14" office:value-type="string">
            <text:p>4 AÑOS</text:p>
          </table:table-cell>
          <table:table-cell table:style-name="ce19" office:value-type="string">
            <text:p>2016-2017</text:p>
          </table:table-cell>
          <table:table-cell table:style-name="ce25" office:value-type="date" office:date-value="2018-01-22">
            <text:p>22/01/2018</text:p>
          </table:table-cell>
          <table:table-cell table:style-name="ce25" office:value-type="date" office:date-value="2018-02-16">
            <text:p>16/02/2018</text:p>
          </table:table-cell>
          <table:table-cell table:style-name="ce25" office:value-type="date" office:date-value="2018-02-19">
            <text:p>19/02/2018</text:p>
          </table:table-cell>
          <table:table-cell table:style-name="ce19" office:value-type="float" office:value="18">
            <text:p>18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8" office:value-type="float" office:value="17003865">
            <text:p>17.003.865</text:p>
          </table:table-cell>
          <table:table-cell table:style-name="ce12" office:value-type="string">
            <text:p>CHIRINOS LISBETH</text:p>
          </table:table-cell>
          <table:table-cell table:style-name="ce17" office:value-type="string">
            <text:p>PROFESIONAL I</text:p>
          </table:table-cell>
          <table:table-cell table:style-name="ce19" office:value-type="string">
            <text:p>GERENCIA ESTADAL Y MUNICIPAL </text:p>
          </table:table-cell>
          <table:table-cell table:style-name="ce22" office:value-type="date" office:date-value="2013-07-01">
            <text:p>01/07/2013</text:p>
          </table:table-cell>
          <table:table-cell table:style-name="ce14" office:value-type="string">
            <text:p>4 AÑOS</text:p>
          </table:table-cell>
          <table:table-cell table:style-name="ce14" office:value-type="string">
            <text:p>2015-2016 </text:p>
          </table:table-cell>
          <table:table-cell table:style-name="ce22" office:value-type="date" office:date-value="2018-01-08">
            <text:p>08/01/2018</text:p>
          </table:table-cell>
          <table:table-cell table:style-name="ce22" office:value-type="date" office:date-value="2018-01-30">
            <text:p>30/01/2018</text:p>
          </table:table-cell>
          <table:table-cell table:style-name="ce22" office:value-type="date" office:date-value="2018-01-31">
            <text:p>31/01/2018</text:p>
          </table:table-cell>
          <table:table-cell table:style-name="ce14" office:value-type="float" office:value="17">
            <text:p>17</text:p>
          </table:table-cell>
          <table:table-cell table:style-name="ce14" office:value-type="string">
            <text:p>2016-2017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8" office:value-type="float" office:value="12297289">
            <text:p>12.297.289</text:p>
          </table:table-cell>
          <table:table-cell table:style-name="ce12" office:value-type="string">
            <text:p>ESCOBAR GERARDO </text:p>
          </table:table-cell>
          <table:table-cell table:style-name="ce17" office:value-type="string">
            <text:p>TECNICO II</text:p>
          </table:table-cell>
          <table:table-cell table:style-name="ce19" office:value-type="string">
            <text:p>OFICINA DE TECNOLOGIA DE LA INFORMACION</text:p>
          </table:table-cell>
          <table:table-cell table:style-name="ce22" office:value-type="date" office:date-value="2004-12-10">
            <text:p>10/12/2004</text:p>
          </table:table-cell>
          <table:table-cell table:style-name="ce14" office:value-type="string">
            <text:p>13 AÑOS</text:p>
          </table:table-cell>
          <table:table-cell table:style-name="ce19" office:value-type="string">
            <text:p>2016-2017</text:p>
          </table:table-cell>
          <table:table-cell table:style-name="ce25" office:value-type="date" office:date-value="2018-01-22">
            <text:p>22/01/2018</text:p>
          </table:table-cell>
          <table:table-cell table:style-name="ce25" office:value-type="date" office:date-value="2018-03-01">
            <text:p>01/03/2018</text:p>
          </table:table-cell>
          <table:table-cell table:style-name="ce25" office:value-type="date" office:date-value="2018-03-02">
            <text:p>02/03/2018</text:p>
          </table:table-cell>
          <table:table-cell table:style-name="ce19" office:value-type="float" office:value="27">
            <text:p>27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8" office:value-type="float" office:value="15540532">
            <text:p>15.540.532</text:p>
          </table:table-cell>
          <table:table-cell table:style-name="ce12" office:value-type="string">
            <text:p>BETHANCOURT ROBERT</text:p>
          </table:table-cell>
          <table:table-cell table:style-name="ce12" office:value-type="string">
            <text:p>SEGURIDAD</text:p>
          </table:table-cell>
          <table:table-cell table:style-name="ce19" office:value-type="string">
            <text:p>OFICINA DE GESTION ADMINISTRATIVA</text:p>
          </table:table-cell>
          <table:table-cell table:style-name="ce22" office:value-type="date" office:date-value="2009-09-16">
            <text:p>16/09/2009</text:p>
          </table:table-cell>
          <table:table-cell table:style-name="ce14" office:value-type="string">
            <text:p>8 AÑOS</text:p>
          </table:table-cell>
          <table:table-cell table:style-name="ce19" office:value-type="string">
            <text:p>2014-2015/2015-2016/2016-2017</text:p>
          </table:table-cell>
          <table:table-cell table:style-name="ce25" office:value-type="date" office:date-value="2018-01-30">
            <text:p>30/01/2018</text:p>
          </table:table-cell>
          <table:table-cell table:style-name="ce25" office:value-type="date" office:date-value="2018-05-02">
            <text:p>02/05/2018</text:p>
          </table:table-cell>
          <table:table-cell table:style-name="ce25" office:value-type="date" office:date-value="2018-05-03">
            <text:p>03/05/2018</text:p>
          </table:table-cell>
          <table:table-cell table:style-name="ce19" office:value-type="float" office:value="60">
            <text:p>60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8" office:value-type="float" office:value="5896801">
            <text:p>5.896.801</text:p>
          </table:table-cell>
          <table:table-cell table:style-name="ce12" office:value-type="string">
            <text:p>RIVAS NELSON</text:p>
          </table:table-cell>
          <table:table-cell table:style-name="ce17" office:value-type="string">
            <text:p>COORDINADOR DEAREA ESTADISTICAS</text:p>
          </table:table-cell>
          <table:table-cell table:style-name="ce19" office:value-type="string">
            <text:p>OFICINA DE PLANIFICACION Y PRESUPUESTO</text:p>
          </table:table-cell>
          <table:table-cell table:style-name="ce22" office:value-type="date" office:date-value="2017-02-01">
            <text:p>01/02/2017</text:p>
          </table:table-cell>
          <table:table-cell table:style-name="ce14" office:value-type="string">
            <text:p>1 AÑO</text:p>
          </table:table-cell>
          <table:table-cell table:style-name="ce19" office:value-type="string">
            <text:p>2017-2018</text:p>
          </table:table-cell>
          <table:table-cell table:style-name="ce25" office:value-type="date" office:date-value="2018-02-16">
            <text:p>16/02/2018</text:p>
          </table:table-cell>
          <table:table-cell table:style-name="ce25" office:value-type="date" office:date-value="2018-03-08">
            <text:p>08/03/2018</text:p>
          </table:table-cell>
          <table:table-cell table:style-name="ce25" office:value-type="date" office:date-value="2018-03-09">
            <text:p>09/03/2018</text:p>
          </table:table-cell>
          <table:table-cell table:style-name="ce19" office:value-type="float" office:value="15">
            <text:p>15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8" office:value-type="float" office:value="18467772">
            <text:p>18.467.772</text:p>
          </table:table-cell>
          <table:table-cell table:style-name="ce12" office:value-type="string">
            <text:p>CAMPERO LIXFER</text:p>
          </table:table-cell>
          <table:table-cell table:style-name="ce17" office:value-type="string">
            <text:p>TECNICO I</text:p>
          </table:table-cell>
          <table:table-cell table:style-name="ce19" office:value-type="string">
            <text:p>OFICINA DE GESTIÓN HUMANA</text:p>
          </table:table-cell>
          <table:table-cell table:style-name="ce22" office:value-type="date" office:date-value="2013-09-02">
            <text:p>02/09/2013</text:p>
          </table:table-cell>
          <table:table-cell table:style-name="ce14" office:value-type="string">
            <text:p>4 AÑOS</text:p>
          </table:table-cell>
          <table:table-cell table:style-name="ce19" office:value-type="string">
            <text:p>2016-2017</text:p>
          </table:table-cell>
          <table:table-cell table:style-name="ce25" office:value-type="date" office:date-value="2018-01-22">
            <text:p>22/01/2018</text:p>
          </table:table-cell>
          <table:table-cell table:style-name="ce25" office:value-type="date" office:date-value="2018-02-16">
            <text:p>16/02/2018</text:p>
          </table:table-cell>
          <table:table-cell table:style-name="ce25" office:value-type="date" office:date-value="2018-02-19">
            <text:p>19/02/2018</text:p>
          </table:table-cell>
          <table:table-cell table:style-name="ce19" office:value-type="float" office:value="18">
            <text:p>18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8" office:value-type="float" office:value="16080304">
            <text:p>16.080.304</text:p>
          </table:table-cell>
          <table:table-cell table:style-name="ce12" office:value-type="string">
            <text:p>MORALES JARBIL</text:p>
          </table:table-cell>
          <table:table-cell table:style-name="ce17" office:value-type="string">
            <text:p>INSPECTOR</text:p>
          </table:table-cell>
          <table:table-cell table:style-name="ce19" office:value-type="string">
            <text:p>GERENCIA DE FISCALIZACION</text:p>
          </table:table-cell>
          <table:table-cell table:style-name="ce22" office:value-type="date" office:date-value="2014-02-17">
            <text:p>17/02/2014</text:p>
          </table:table-cell>
          <table:table-cell table:style-name="ce14" office:value-type="string">
            <text:p>3 AÑOS</text:p>
          </table:table-cell>
          <table:table-cell table:style-name="ce19" office:value-type="string">
            <text:p>2016-2017</text:p>
          </table:table-cell>
          <table:table-cell table:style-name="ce25" office:value-type="date" office:date-value="2018-02-14">
            <text:p>14/02/2018</text:p>
          </table:table-cell>
          <table:table-cell table:style-name="ce25" office:value-type="date" office:date-value="2018-03-08">
            <text:p>08/03/2018</text:p>
          </table:table-cell>
          <table:table-cell table:style-name="ce25" office:value-type="date" office:date-value="2018-03-09">
            <text:p>09/03/2018</text:p>
          </table:table-cell>
          <table:table-cell table:style-name="ce19" office:value-type="float" office:value="17">
            <text:p>17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8" office:value-type="float" office:value="18285235">
            <text:p>18.285.235</text:p>
          </table:table-cell>
          <table:table-cell table:style-name="ce13" office:value-type="string">
            <text:p>TELLO RICARDO</text:p>
          </table:table-cell>
          <table:table-cell table:style-name="ce17" office:value-type="string">
            <text:p>PROFESIONAL I</text:p>
          </table:table-cell>
          <table:table-cell table:style-name="ce19" office:value-type="string">
            <text:p>GESTION ESTADAL Y MUNICIPAL</text:p>
          </table:table-cell>
          <table:table-cell table:style-name="ce22" office:value-type="date" office:date-value="2016-07-16">
            <text:p>16/07/2016</text:p>
          </table:table-cell>
          <table:table-cell table:style-name="ce14" office:value-type="string">
            <text:p>1 AÑO</text:p>
          </table:table-cell>
          <table:table-cell table:style-name="ce19" office:value-type="string">
            <text:p>2016-2017</text:p>
          </table:table-cell>
          <table:table-cell table:style-name="ce25" office:value-type="date" office:date-value="2018-02-14">
            <text:p>14/02/2018</text:p>
          </table:table-cell>
          <table:table-cell table:style-name="ce25" office:value-type="date" office:date-value="2018-03-06">
            <text:p>06/03/2018</text:p>
          </table:table-cell>
          <table:table-cell table:style-name="ce25" office:value-type="date" office:date-value="2018-03-07">
            <text:p>07/03/2018</text:p>
          </table:table-cell>
          <table:table-cell table:style-name="ce19" office:value-type="float" office:value="15">
            <text:p>15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8" office:value-type="float" office:value="13974670">
            <text:p>13.974.670</text:p>
          </table:table-cell>
          <table:table-cell table:style-name="ce13" office:value-type="string">
            <text:p>GARCIA HEIDY</text:p>
          </table:table-cell>
          <table:table-cell table:style-name="ce17" office:value-type="string">
            <text:p>TECNICO I</text:p>
          </table:table-cell>
          <table:table-cell table:style-name="ce19" office:value-type="string">
            <text:p>GESTION ESTADAL Y MUNICIPAL</text:p>
          </table:table-cell>
          <table:table-cell table:style-name="ce22" office:value-type="date" office:date-value="2016-07-16">
            <text:p>16/07/2016</text:p>
          </table:table-cell>
          <table:table-cell table:style-name="ce14" office:value-type="string">
            <text:p>1 AÑO</text:p>
          </table:table-cell>
          <table:table-cell table:style-name="ce19" office:value-type="string">
            <text:p>2016-2017</text:p>
          </table:table-cell>
          <table:table-cell table:style-name="ce25" office:value-type="date" office:date-value="2018-02-09">
            <text:p>09/02/2018</text:p>
          </table:table-cell>
          <table:table-cell table:style-name="ce25" office:value-type="date" office:date-value="2018-03-05">
            <text:p>05/03/2018</text:p>
          </table:table-cell>
          <table:table-cell table:style-name="ce25" office:value-type="date" office:date-value="2018-03-06">
            <text:p>06/03/2018</text:p>
          </table:table-cell>
          <table:table-cell table:style-name="ce19" office:value-type="float" office:value="15">
            <text:p>15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8" office:value-type="float" office:value="17142432">
            <text:p>17.142.432</text:p>
          </table:table-cell>
          <table:table-cell table:style-name="ce12" office:value-type="string">
            <text:p>SALGADO GRICELDA</text:p>
          </table:table-cell>
          <table:table-cell table:style-name="ce17" office:value-type="string">
            <text:p>PROFESIONAL II</text:p>
          </table:table-cell>
          <table:table-cell table:style-name="ce19" office:value-type="string">
            <text:p>GERENCIA DE PLANIFICACION Y PRESUPUESTO</text:p>
          </table:table-cell>
          <table:table-cell table:style-name="ce22" office:value-type="date" office:date-value="2010-03-01">
            <text:p>01/03/2010</text:p>
          </table:table-cell>
          <table:table-cell table:style-name="ce14" office:value-type="string">
            <text:p>7 AÑOS</text:p>
          </table:table-cell>
          <table:table-cell table:style-name="ce19" office:value-type="string">
            <text:p>2016-2017</text:p>
          </table:table-cell>
          <table:table-cell table:style-name="ce25" office:value-type="date" office:date-value="2018-03-01">
            <text:p>01/03/2018</text:p>
          </table:table-cell>
          <table:table-cell table:style-name="ce25" office:value-type="date" office:date-value="2018-04-03">
            <text:p>03/04/2018</text:p>
          </table:table-cell>
          <table:table-cell table:style-name="ce25" office:value-type="date" office:date-value="2018-04-04">
            <text:p>04/04/2018</text:p>
          </table:table-cell>
          <table:table-cell table:style-name="ce19" office:value-type="float" office:value="22">
            <text:p>22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8" office:value-type="float" office:value="11058162">
            <text:p>11.058.162</text:p>
          </table:table-cell>
          <table:table-cell table:style-name="ce13" office:value-type="string">
            <text:p>ZARRAMERAN PEDRO</text:p>
          </table:table-cell>
          <table:table-cell table:style-name="ce17" office:value-type="string">
            <text:p>PROFESIONAL I</text:p>
          </table:table-cell>
          <table:table-cell table:style-name="ce19" office:value-type="string">
            <text:p>GERENCIA DE REGISTRO DE CERTIFICACION</text:p>
          </table:table-cell>
          <table:table-cell table:style-name="ce22" office:value-type="date" office:date-value="2013-09-02">
            <text:p>02/09/2013</text:p>
          </table:table-cell>
          <table:table-cell table:style-name="ce14" office:value-type="string">
            <text:p>4 AÑOS</text:p>
          </table:table-cell>
          <table:table-cell table:style-name="ce19" office:value-type="string">
            <text:p>2016-2017</text:p>
          </table:table-cell>
          <table:table-cell table:style-name="ce25" office:value-type="date" office:date-value="2018-02-14">
            <text:p>14/02/2018</text:p>
          </table:table-cell>
          <table:table-cell table:style-name="ce25" office:value-type="date" office:date-value="2018-03-12">
            <text:p>12/03/2018</text:p>
          </table:table-cell>
          <table:table-cell table:style-name="ce25" office:value-type="date" office:date-value="2018-03-13">
            <text:p>13/03/2018</text:p>
          </table:table-cell>
          <table:table-cell table:style-name="ce19" office:value-type="float" office:value="18">
            <text:p>18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9" office:value-type="float" office:value="17014794">
            <text:p>17.014.794</text:p>
          </table:table-cell>
          <table:table-cell table:style-name="ce14" office:value-type="string">
            <text:p>OCHOA YOXIBEL</text:p>
          </table:table-cell>
          <table:table-cell table:style-name="ce17" office:value-type="string">
            <text:p>TECNICO II</text:p>
          </table:table-cell>
          <table:table-cell table:style-name="ce17" office:value-type="string">
            <text:p>GERENCIA DE ATENCION AL CUIDADANO</text:p>
          </table:table-cell>
          <table:table-cell table:style-name="ce22" office:value-type="date" office:date-value="2011-08-08">
            <text:p>08/08/2011</text:p>
          </table:table-cell>
          <table:table-cell table:style-name="ce14" office:value-type="string">
            <text:p>6 AÑOS</text:p>
          </table:table-cell>
          <table:table-cell table:style-name="ce14" office:value-type="string">
            <text:p>2015-2016 </text:p>
          </table:table-cell>
          <table:table-cell table:style-name="ce22" office:value-type="date" office:date-value="2018-02-20">
            <text:p>20/02/2018</text:p>
          </table:table-cell>
          <table:table-cell table:style-name="ce22" office:value-type="date" office:date-value="2018-03-14">
            <text:p>14/03/2018</text:p>
          </table:table-cell>
          <table:table-cell table:style-name="ce22" office:value-type="date" office:date-value="2018-03-15">
            <text:p>15/03/2018</text:p>
          </table:table-cell>
          <table:table-cell table:style-name="ce14" office:value-type="float" office:value="17">
            <text:p>17</text:p>
          </table:table-cell>
          <table:table-cell table:style-name="ce14" office:value-type="string">
            <text:p>2016-2017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9" office:value-type="float" office:value="18536709">
            <text:p>18.536.709</text:p>
          </table:table-cell>
          <table:table-cell table:style-name="ce14" office:value-type="string">
            <text:p>CASANOVA WALTER</text:p>
          </table:table-cell>
          <table:table-cell table:style-name="ce14" office:value-type="string">
            <text:p>TECNICO I</text:p>
          </table:table-cell>
          <table:table-cell table:style-name="ce14" office:value-type="string">
            <text:p>OFICINA DE GESTION ADMINISTRATIVA</text:p>
          </table:table-cell>
          <table:table-cell table:style-name="ce22" office:value-type="date" office:date-value="2016-11-15">
            <text:p>15/11/2016</text:p>
          </table:table-cell>
          <table:table-cell table:style-name="ce14" office:value-type="string">
            <text:p>1 AÑO</text:p>
          </table:table-cell>
          <table:table-cell table:style-name="ce14" office:value-type="string">
            <text:p>2016-2017</text:p>
          </table:table-cell>
          <table:table-cell table:style-name="ce22" office:value-type="date" office:date-value="2018-02-12">
            <text:p>12/02/2018</text:p>
          </table:table-cell>
          <table:table-cell table:style-name="ce22" office:value-type="date" office:date-value="2018-03-06">
            <text:p>06/03/2018</text:p>
          </table:table-cell>
          <table:table-cell table:style-name="ce22" office:value-type="date" office:date-value="2018-03-07">
            <text:p>07/03/2018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9" office:value-type="float" office:value="14020584">
            <text:p>14.020.584</text:p>
          </table:table-cell>
          <table:table-cell table:style-name="ce14" office:value-type="string">
            <text:p>CASTRO NURVIS</text:p>
          </table:table-cell>
          <table:table-cell table:style-name="ce14" office:value-type="string">
            <text:p>ASEADORA</text:p>
          </table:table-cell>
          <table:table-cell table:style-name="ce14" office:value-type="string">
            <text:p>OFICINA DE GESTION ADMINISTRATIVA</text:p>
          </table:table-cell>
          <table:table-cell table:style-name="ce22" office:value-type="date" office:date-value="2007-07-23">
            <text:p>23/07/2007</text:p>
          </table:table-cell>
          <table:table-cell table:style-name="ce14" office:value-type="string">
            <text:p>10 AÑOS</text:p>
          </table:table-cell>
          <table:table-cell table:style-name="ce14" office:value-type="string">
            <text:p>2016-2017</text:p>
          </table:table-cell>
          <table:table-cell table:style-name="ce22" office:value-type="date" office:date-value="2018-02-09">
            <text:p>09/02/2018</text:p>
          </table:table-cell>
          <table:table-cell table:style-name="ce22" office:value-type="date" office:date-value="2018-03-16">
            <text:p>16/03/2018</text:p>
          </table:table-cell>
          <table:table-cell table:style-name="ce22" office:value-type="date" office:date-value="2018-03-19">
            <text:p>19/03/2018</text:p>
          </table:table-cell>
          <table:table-cell table:style-name="ce14" office:value-type="float" office:value="24">
            <text:p>24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9" office:value-type="float" office:value="18222972">
            <text:p>18.222.972</text:p>
          </table:table-cell>
          <table:table-cell table:style-name="ce14" office:value-type="string">
            <text:p>MACHADO ORLANDO</text:p>
          </table:table-cell>
          <table:table-cell table:style-name="ce14" office:value-type="string">
            <text:p>AYUDANTE DE MOVILIZACION</text:p>
          </table:table-cell>
          <table:table-cell table:style-name="ce14" office:value-type="string">
            <text:p>OFICINA DE GESTION ADMINISTRATIVA</text:p>
          </table:table-cell>
          <table:table-cell table:style-name="ce22" office:value-type="date" office:date-value="2012-04-24">
            <text:p>24/04/2012</text:p>
          </table:table-cell>
          <table:table-cell table:style-name="ce14" office:value-type="string">
            <text:p>5 AÑOS</text:p>
          </table:table-cell>
          <table:table-cell table:style-name="ce14" office:value-type="string">
            <text:p>2016-2017</text:p>
          </table:table-cell>
          <table:table-cell table:style-name="ce22" office:value-type="date" office:date-value="2016-02-19">
            <text:p>19/02/2016</text:p>
          </table:table-cell>
          <table:table-cell table:style-name="ce22" office:value-type="date" office:date-value="2018-03-16">
            <text:p>16/03/2018</text:p>
          </table:table-cell>
          <table:table-cell table:style-name="ce22" office:value-type="date" office:date-value="2018-03-19">
            <text:p>19/03/2018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9" office:value-type="float" office:value="14991940">
            <text:p>14.991.940</text:p>
          </table:table-cell>
          <table:table-cell table:style-name="ce14" office:value-type="string">
            <text:p>MEDOZA MARIA</text:p>
          </table:table-cell>
          <table:table-cell table:style-name="ce14" office:value-type="string">
            <text:p>COORD DE PROC JUDUCIALES</text:p>
          </table:table-cell>
          <table:table-cell table:style-name="ce14" office:value-type="string">
            <text:p>OFICINA DE PROCESOS JUDUCIALES</text:p>
          </table:table-cell>
          <table:table-cell table:style-name="ce22" office:value-type="date" office:date-value="2017-03-01">
            <text:p>01/03/2017</text:p>
          </table:table-cell>
          <table:table-cell table:style-name="ce14" office:value-type="string">
            <text:p>1 AÑO</text:p>
          </table:table-cell>
          <table:table-cell table:style-name="ce14" office:value-type="string">
            <text:p>2017-2018</text:p>
          </table:table-cell>
          <table:table-cell table:style-name="ce22" office:value-type="date" office:date-value="2018-03-15">
            <text:p>15/03/2018</text:p>
          </table:table-cell>
          <table:table-cell table:style-name="ce22" office:value-type="date" office:date-value="2018-04-06">
            <text:p>06/04/2018</text:p>
          </table:table-cell>
          <table:table-cell table:style-name="ce22" office:value-type="date" office:date-value="2018-04-09">
            <text:p>09/04/2018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9" office:value-type="float" office:value="14050023">
            <text:p>14.050.023</text:p>
          </table:table-cell>
          <table:table-cell table:style-name="ce14" office:value-type="string">
            <text:p>CASIQUE JONATHAN</text:p>
          </table:table-cell>
          <table:table-cell table:style-name="ce14" office:value-type="string">
            <text:p>CONDUCTOR</text:p>
          </table:table-cell>
          <table:table-cell table:style-name="ce14" office:value-type="string">
            <text:p>GERENCIA DE GESTION ADMINISTRATIVA</text:p>
          </table:table-cell>
          <table:table-cell table:style-name="ce22" office:value-type="date" office:date-value="2011-04-27">
            <text:p>27/04/2011</text:p>
          </table:table-cell>
          <table:table-cell table:style-name="ce14" office:value-type="string">
            <text:p>6 AÑOS</text:p>
          </table:table-cell>
          <table:table-cell table:style-name="ce14" office:value-type="string">
            <text:p>2016-2017</text:p>
          </table:table-cell>
          <table:table-cell table:style-name="ce22" office:value-type="date" office:date-value="2018-03-05">
            <text:p>05/03/2018</text:p>
          </table:table-cell>
          <table:table-cell table:style-name="ce22" office:value-type="date" office:date-value="2018-04-03">
            <text:p>03/04/2018</text:p>
          </table:table-cell>
          <table:table-cell table:style-name="ce22" office:value-type="date" office:date-value="2018-04-04">
            <text:p>04/04/2018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9" office:value-type="float" office:value="8798933">
            <text:p>8.798.933</text:p>
          </table:table-cell>
          <table:table-cell table:style-name="ce14" office:value-type="string">
            <text:p>ROMERO ELIESER</text:p>
          </table:table-cell>
          <table:table-cell table:style-name="ce14" office:value-type="string">
            <text:p>INSPECTOR</text:p>
          </table:table-cell>
          <table:table-cell table:style-name="ce14" office:value-type="string">
            <text:p>GERENCIA DE FISCALIZACION</text:p>
          </table:table-cell>
          <table:table-cell table:style-name="ce22" office:value-type="date" office:date-value="2017-03-01">
            <text:p>01/03/2017</text:p>
          </table:table-cell>
          <table:table-cell table:style-name="ce14" office:value-type="string">
            <text:p>1 AÑO</text:p>
          </table:table-cell>
          <table:table-cell table:style-name="ce14" office:value-type="string">
            <text:p>2017-2019</text:p>
          </table:table-cell>
          <table:table-cell table:style-name="ce22" office:value-type="date" office:date-value="2018-03-05">
            <text:p>05/03/2018</text:p>
          </table:table-cell>
          <table:table-cell table:style-name="ce22" office:value-type="date" office:date-value="2018-03-23">
            <text:p>23/03/2018</text:p>
          </table:table-cell>
          <table:table-cell table:style-name="ce22" office:value-type="date" office:date-value="2018-03-26">
            <text:p>26/03/2018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9" office:value-type="float" office:value="12377368">
            <text:p>12.377.368</text:p>
          </table:table-cell>
          <table:table-cell table:style-name="ce14" office:value-type="string">
            <text:p>MATUTE JONATHAN</text:p>
          </table:table-cell>
          <table:table-cell table:style-name="ce14" office:value-type="string">
            <text:p>SEGURIDAD</text:p>
          </table:table-cell>
          <table:table-cell table:style-name="ce14" office:value-type="string">
            <text:p>OFICINA DE GESTION ADMINISTRATIVA</text:p>
          </table:table-cell>
          <table:table-cell table:style-name="ce22" office:value-type="date" office:date-value="2014-02-07">
            <text:p>07/02/2014</text:p>
          </table:table-cell>
          <table:table-cell table:style-name="ce14" office:value-type="string">
            <text:p>4 AÑOS</text:p>
          </table:table-cell>
          <table:table-cell table:style-name="ce14" office:value-type="string">
            <text:p>2017-2018</text:p>
          </table:table-cell>
          <table:table-cell table:style-name="ce22" office:value-type="date" office:date-value="2018-03-15">
            <text:p>15/03/2018</text:p>
          </table:table-cell>
          <table:table-cell table:style-name="ce22" office:value-type="date" office:date-value="2018-04-13">
            <text:p>13/04/2018</text:p>
          </table:table-cell>
          <table:table-cell table:style-name="ce22" office:value-type="date" office:date-value="2018-04-16">
            <text:p>16/04/2018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9" office:value-type="float" office:value="16971117">
            <text:p>16.971.117</text:p>
          </table:table-cell>
          <table:table-cell table:style-name="ce14" office:value-type="string">
            <text:p>VICENTE NEIDA</text:p>
          </table:table-cell>
          <table:table-cell table:style-name="ce14" office:value-type="string">
            <text:p>COORD. DE SERV. ADM</text:p>
          </table:table-cell>
          <table:table-cell table:style-name="ce14" office:value-type="string">
            <text:p>OFICINA DE GESTION ADMINISTRATIVA</text:p>
          </table:table-cell>
          <table:table-cell table:style-name="ce22" office:value-type="date" office:date-value="2011-02-02">
            <text:p>02/02/2011</text:p>
          </table:table-cell>
          <table:table-cell table:style-name="ce14" office:value-type="string">
            <text:p>7 AÑOS</text:p>
          </table:table-cell>
          <table:table-cell table:style-name="ce14" office:value-type="string">
            <text:p>2016-2017</text:p>
          </table:table-cell>
          <table:table-cell table:style-name="ce22" office:value-type="date" office:date-value="2018-03-07">
            <text:p>07/03/2018</text:p>
          </table:table-cell>
          <table:table-cell table:style-name="ce22" office:value-type="date" office:date-value="2018-04-05">
            <text:p>05/04/2018</text:p>
          </table:table-cell>
          <table:table-cell table:style-name="ce22" office:value-type="date" office:date-value="2018-04-06">
            <text:p>06/04/2018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9" office:value-type="float" office:value="17610871">
            <text:p>17.610.871</text:p>
          </table:table-cell>
          <table:table-cell table:style-name="ce14" office:value-type="string">
            <text:p>COBOS MARIANA</text:p>
          </table:table-cell>
          <table:table-cell table:style-name="ce14" office:value-type="string">
            <text:p>PROFESIONAL I</text:p>
          </table:table-cell>
          <table:table-cell table:style-name="ce14" office:value-type="string">
            <text:p>OFICINA DE GESTION ADMINISTRATIVA</text:p>
          </table:table-cell>
          <table:table-cell table:style-name="ce22" office:value-type="date" office:date-value="2017-03-01">
            <text:p>01/03/2017</text:p>
          </table:table-cell>
          <table:table-cell table:style-name="ce14" office:value-type="string">
            <text:p>1 AÑO</text:p>
          </table:table-cell>
          <table:table-cell table:style-name="ce14" office:value-type="string">
            <text:p>2017-2018</text:p>
          </table:table-cell>
          <table:table-cell table:style-name="ce22" office:value-type="date" office:date-value="2018-04-06">
            <text:p>06/04/2018</text:p>
          </table:table-cell>
          <table:table-cell table:style-name="ce22" office:value-type="date" office:date-value="2018-04-27">
            <text:p>27/04/2018</text:p>
          </table:table-cell>
          <table:table-cell table:style-name="ce22" office:value-type="date" office:date-value="2018-04-30">
            <text:p>30/04/2018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9" office:value-type="float" office:value="26044949">
            <text:p>26.044.949</text:p>
          </table:table-cell>
          <table:table-cell table:style-name="ce14" office:value-type="string">
            <text:p>ESCALONA GENESIS</text:p>
          </table:table-cell>
          <table:table-cell table:style-name="ce14" office:value-type="string">
            <text:p>BACHILLER I</text:p>
          </table:table-cell>
          <table:table-cell table:style-name="ce14" office:value-type="string">
            <text:p><text:s/>OFIC. FORMACION SOCIAL, LABORAL Y COMUNITARIA</text:p>
          </table:table-cell>
          <table:table-cell table:style-name="ce22" office:value-type="date" office:date-value="2017-01-16">
            <text:p>16/01/2017</text:p>
          </table:table-cell>
          <table:table-cell table:style-name="ce14" office:value-type="string">
            <text:p>1 AÑO</text:p>
          </table:table-cell>
          <table:table-cell table:style-name="ce14" office:value-type="string">
            <text:p>2017-2018</text:p>
          </table:table-cell>
          <table:table-cell table:style-name="ce22" office:value-type="string">
            <text:p>1903/2018</text:p>
          </table:table-cell>
          <table:table-cell table:style-name="ce22" office:value-type="date" office:date-value="2018-04-10">
            <text:p>10/04/2018</text:p>
          </table:table-cell>
          <table:table-cell table:style-name="ce22" office:value-type="date" office:date-value="2018-04-11">
            <text:p>11/04/2018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9" office:value-type="float" office:value="7387175">
            <text:p>7.387.175</text:p>
          </table:table-cell>
          <table:table-cell table:style-name="ce14" office:value-type="string">
            <text:p>SILA GOYO</text:p>
          </table:table-cell>
          <table:table-cell table:style-name="ce14" office:value-type="string">
            <text:p>VIGILANTE</text:p>
          </table:table-cell>
          <table:table-cell table:style-name="ce14" office:value-type="string">
            <text:p>OFICINA DE GESTION ADMINISTRACION</text:p>
          </table:table-cell>
          <table:table-cell table:style-name="ce22" office:value-type="date" office:date-value="2004-03-19">
            <text:p>19/03/2004</text:p>
          </table:table-cell>
          <table:table-cell table:style-name="ce14" office:value-type="string">
            <text:p>14 AÑO</text:p>
          </table:table-cell>
          <table:table-cell table:style-name="ce14" office:value-type="string">
            <text:p>2017-2018</text:p>
          </table:table-cell>
          <table:table-cell table:style-name="ce22" office:value-type="date" office:date-value="2018-03-23">
            <text:p>23/03/2018</text:p>
          </table:table-cell>
          <table:table-cell table:style-name="ce22" office:value-type="date" office:date-value="2018-04-30">
            <text:p>30/04/2018</text:p>
          </table:table-cell>
          <table:table-cell table:style-name="ce22" office:value-type="date" office:date-value="2018-05-02">
            <text:p>02/05/2018</text:p>
          </table:table-cell>
          <table:table-cell table:style-name="ce14" office:value-type="float" office:value="24">
            <text:p>24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9" office:value-type="float" office:value="8998173">
            <text:p>8.998.173</text:p>
          </table:table-cell>
          <table:table-cell table:style-name="ce14" office:value-type="string">
            <text:p>DELGADO LEOPOLDO</text:p>
          </table:table-cell>
          <table:table-cell table:style-name="ce14" office:value-type="string">
            <text:p>VIGILANTE</text:p>
          </table:table-cell>
          <table:table-cell table:style-name="ce14" office:value-type="string">
            <text:p>OFICINA DE GESTION ADMINISTRACION</text:p>
          </table:table-cell>
          <table:table-cell table:style-name="ce22" office:value-type="date" office:date-value="2008-04-01">
            <text:p>01/04/2008</text:p>
          </table:table-cell>
          <table:table-cell table:style-name="ce14" office:value-type="string">
            <text:p>10 AÑOS</text:p>
          </table:table-cell>
          <table:table-cell table:style-name="ce14" office:value-type="string">
            <text:p>2017-2018</text:p>
          </table:table-cell>
          <table:table-cell table:style-name="ce22" office:value-type="date" office:date-value="2018-04-02">
            <text:p>02/04/2018</text:p>
          </table:table-cell>
          <table:table-cell table:style-name="ce22" office:value-type="date" office:date-value="2018-05-03">
            <text:p>03/05/2018</text:p>
          </table:table-cell>
          <table:table-cell table:style-name="ce22" office:value-type="date" office:date-value="2018-05-04">
            <text:p>04/05/2018</text:p>
          </table:table-cell>
          <table:table-cell table:style-name="ce14" office:value-type="float" office:value="22">
            <text:p>22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9" office:value-type="float" office:value="17014794">
            <text:p>17.014.794</text:p>
          </table:table-cell>
          <table:table-cell table:style-name="ce14" office:value-type="string">
            <text:p>YOSIBEL OCHOA</text:p>
          </table:table-cell>
          <table:table-cell table:style-name="ce14" office:value-type="string">
            <text:p>TECNICO II</text:p>
          </table:table-cell>
          <table:table-cell table:style-name="ce14" office:value-type="string">
            <text:p>GERENCIA DE ATENCION AL CIUDADANO</text:p>
          </table:table-cell>
          <table:table-cell table:style-name="ce22" office:value-type="date" office:date-value="2018-08-08">
            <text:p>08/08/2018</text:p>
          </table:table-cell>
          <table:table-cell table:style-name="ce14" office:value-type="string">
            <text:p>7 AÑOS</text:p>
          </table:table-cell>
          <table:table-cell table:style-name="ce14" office:value-type="string">
            <text:p>2016-2017</text:p>
          </table:table-cell>
          <table:table-cell table:style-name="ce22" office:value-type="date" office:date-value="2018-03-19">
            <text:p>19/03/2018</text:p>
          </table:table-cell>
          <table:table-cell table:style-name="ce22" office:value-type="date" office:date-value="2018-04-16">
            <text:p>16/04/2018</text:p>
          </table:table-cell>
          <table:table-cell table:style-name="ce22" office:value-type="date" office:date-value="2018-04-17">
            <text:p>17/04/2018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9" office:value-type="float" office:value="12129334">
            <text:p>12.129.334</text:p>
          </table:table-cell>
          <table:table-cell table:style-name="ce14" office:value-type="string">
            <text:p>CARRILLO MANUEL</text:p>
          </table:table-cell>
          <table:table-cell table:style-name="ce14" office:value-type="string">
            <text:p>COORD (E) AREA TECNICA</text:p>
          </table:table-cell>
          <table:table-cell table:style-name="ce14" office:value-type="string">
            <text:p>OFICINA DE GESTION HUMANA</text:p>
          </table:table-cell>
          <table:table-cell table:style-name="ce22" office:value-type="date" office:date-value="2011-09-29">
            <text:p>29/09/2011</text:p>
          </table:table-cell>
          <table:table-cell table:style-name="ce14" office:value-type="string">
            <text:p>8 AÑOS</text:p>
          </table:table-cell>
          <table:table-cell table:style-name="ce14" office:value-type="string">
            <text:p>2014-2015 </text:p>
          </table:table-cell>
          <table:table-cell table:style-name="ce22" office:value-type="date" office:date-value="2018-04-12">
            <text:p>12/04/2018</text:p>
          </table:table-cell>
          <table:table-cell table:style-name="ce22" office:value-type="date" office:date-value="2018-05-09">
            <text:p>09/05/2018</text:p>
          </table:table-cell>
          <table:table-cell table:style-name="ce22" office:value-type="date" office:date-value="2018-05-10">
            <text:p>10/05/2018</text:p>
          </table:table-cell>
          <table:table-cell table:style-name="ce14" office:value-type="float" office:value="18">
            <text:p>18</text:p>
          </table:table-cell>
          <table:table-cell table:style-name="ce14" office:value-type="string">
            <text:p>2015-2016-2016-2017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9" office:value-type="float" office:value="14507460">
            <text:p>14.507.460</text:p>
          </table:table-cell>
          <table:table-cell table:style-name="ce14" office:value-type="string">
            <text:p>LOPEZ YASMIRA</text:p>
          </table:table-cell>
          <table:table-cell table:style-name="ce14" office:value-type="string">
            <text:p>COORD DE SEGUIMIENTO</text:p>
          </table:table-cell>
          <table:table-cell table:style-name="ce14" office:value-type="string">
            <text:p>PRESIDENCIA</text:p>
          </table:table-cell>
          <table:table-cell table:style-name="ce22" office:value-type="date" office:date-value="2017-02-15">
            <text:p>15/02/2017</text:p>
          </table:table-cell>
          <table:table-cell table:style-name="ce14" office:value-type="string">
            <text:p>1 AÑO</text:p>
          </table:table-cell>
          <table:table-cell table:style-name="ce14" office:value-type="string">
            <text:p>2016-2017</text:p>
          </table:table-cell>
          <table:table-cell table:style-name="ce22" office:value-type="date" office:date-value="2018-04-11">
            <text:p>11/04/2018</text:p>
          </table:table-cell>
          <table:table-cell table:style-name="ce22" office:value-type="date" office:date-value="2018-04-20">
            <text:p>20/04/2018</text:p>
          </table:table-cell>
          <table:table-cell table:style-name="ce22" office:value-type="date" office:date-value="2018-04-23">
            <text:p>23/04/2018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PENDIENTE 8 DIAS DE DISFRUTE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9" office:value-type="float" office:value="6909176">
            <text:p>6.909.176</text:p>
          </table:table-cell>
          <table:table-cell table:style-name="ce14" office:value-type="string">
            <text:p>MENDOZA SARAIS</text:p>
          </table:table-cell>
          <table:table-cell table:style-name="ce14" office:value-type="string">
            <text:p>BACHILLER III</text:p>
          </table:table-cell>
          <table:table-cell table:style-name="ce14" office:value-type="string">
            <text:p>GERENCIA DE GESTION SOCILA Y LABORAL</text:p>
          </table:table-cell>
          <table:table-cell table:style-name="ce22" office:value-type="date" office:date-value="2003-09-01">
            <text:p>01/09/2003</text:p>
          </table:table-cell>
          <table:table-cell table:style-name="ce14" office:value-type="string">
            <text:p>14 AÑO</text:p>
          </table:table-cell>
          <table:table-cell table:style-name="ce14" office:value-type="string">
            <text:p>2016-2017</text:p>
          </table:table-cell>
          <table:table-cell table:style-name="ce22" office:value-type="date" office:date-value="2018-04-16">
            <text:p>16/04/2018</text:p>
          </table:table-cell>
          <table:table-cell table:style-name="ce22" office:value-type="date" office:date-value="2018-05-25">
            <text:p>25/05/2018</text:p>
          </table:table-cell>
          <table:table-cell table:style-name="ce22" office:value-type="date" office:date-value="2018-05-23">
            <text:p>23/05/2018</text:p>
          </table:table-cell>
          <table:table-cell table:style-name="ce14" office:value-type="float" office:value="28">
            <text:p>28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9" office:value-type="float" office:value="8760176">
            <text:p>8.760.176</text:p>
          </table:table-cell>
          <table:table-cell table:style-name="ce14" office:value-type="string">
            <text:p>CAPOTE JOSE</text:p>
          </table:table-cell>
          <table:table-cell table:style-name="ce14" office:value-type="string">
            <text:p>SUPERVISOR</text:p>
          </table:table-cell>
          <table:table-cell table:style-name="ce14" office:value-type="string">
            <text:p>OFICINA DE GESTION ADMINISTRACION</text:p>
          </table:table-cell>
          <table:table-cell table:style-name="ce22" office:value-type="date" office:date-value="2013-09-01">
            <text:p>01/09/2013</text:p>
          </table:table-cell>
          <table:table-cell table:style-name="ce14" office:value-type="string">
            <text:p>5 AÑOS</text:p>
          </table:table-cell>
          <table:table-cell table:style-name="ce14" office:value-type="string">
            <text:p>2016-2017</text:p>
          </table:table-cell>
          <table:table-cell table:style-name="ce22" office:value-type="date" office:date-value="2018-04-23">
            <text:p>23/04/2018</text:p>
          </table:table-cell>
          <table:table-cell table:style-name="ce22" office:value-type="date" office:date-value="2018-05-21">
            <text:p>21/05/2018</text:p>
          </table:table-cell>
          <table:table-cell table:style-name="ce22" office:value-type="date" office:date-value="2018-05-22">
            <text:p>22/05/2018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9" office:value-type="float" office:value="11676207">
            <text:p>11.676.207</text:p>
          </table:table-cell>
          <table:table-cell table:style-name="ce14" office:value-type="string">
            <text:p>CANDILLA HENRY</text:p>
          </table:table-cell>
          <table:table-cell table:style-name="ce14" office:value-type="string">
            <text:p>SEGURIDAD</text:p>
          </table:table-cell>
          <table:table-cell table:style-name="ce14" office:value-type="string">
            <text:p>OFICINA DE GESTION ADMINISTRACION</text:p>
          </table:table-cell>
          <table:table-cell table:style-name="ce22" office:value-type="date" office:date-value="2010-04-26">
            <text:p>26/04/2010</text:p>
          </table:table-cell>
          <table:table-cell table:style-name="ce14" office:value-type="string">
            <text:p>8 AÑOS</text:p>
          </table:table-cell>
          <table:table-cell table:style-name="ce14" office:value-type="string">
            <text:p>2017-2018</text:p>
          </table:table-cell>
          <table:table-cell table:style-name="ce22" office:value-type="date" office:date-value="2018-04-26">
            <text:p>26/04/2018</text:p>
          </table:table-cell>
          <table:table-cell table:style-name="ce22" office:value-type="date" office:date-value="2018-05-28">
            <text:p>28/05/2018</text:p>
          </table:table-cell>
          <table:table-cell table:style-name="ce22" office:value-type="date" office:date-value="2018-05-29">
            <text:p>29/05/2018</text:p>
          </table:table-cell>
          <table:table-cell table:style-name="ce14" office:value-type="float" office:value="22">
            <text:p>22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9" office:value-type="float" office:value="15844806">
            <text:p>15.844.806</text:p>
          </table:table-cell>
          <table:table-cell table:style-name="ce14" office:value-type="string">
            <text:p>PEREZ KERVIS</text:p>
          </table:table-cell>
          <table:table-cell table:style-name="ce14" office:value-type="string">
            <text:p>SEGURIDAD</text:p>
          </table:table-cell>
          <table:table-cell table:style-name="ce14" office:value-type="string">
            <text:p>OFICINA DE GESTION ADMINISTRACION</text:p>
          </table:table-cell>
          <table:table-cell table:style-name="ce22" office:value-type="date" office:date-value="2018-02-03">
            <text:p>03/02/2018</text:p>
          </table:table-cell>
          <table:table-cell table:style-name="ce14" office:value-type="string">
            <text:p>4 AÑOS</text:p>
          </table:table-cell>
          <table:table-cell table:style-name="ce14" office:value-type="string">
            <text:p>2016-2017/2017-2018</text:p>
          </table:table-cell>
          <table:table-cell table:style-name="ce22" office:value-type="date" office:date-value="2018-04-23">
            <text:p>23/04/2018</text:p>
          </table:table-cell>
          <table:table-cell table:style-name="ce22" office:value-type="date" office:date-value="2018-06-19">
            <text:p>19/06/2018</text:p>
          </table:table-cell>
          <table:table-cell table:style-name="ce22" office:value-type="date" office:date-value="2018-06-20">
            <text:p>20/06/2018</text:p>
          </table:table-cell>
          <table:table-cell table:style-name="ce14" office:value-type="float" office:value="40">
            <text:p>40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8" office:value-type="float" office:value="19027916">
            <text:p>19.027.916</text:p>
          </table:table-cell>
          <table:table-cell table:style-name="ce8" office:value-type="string">
            <text:p>GRIMAN GLENNY</text:p>
          </table:table-cell>
          <table:table-cell table:style-name="ce8" office:value-type="string">
            <text:p>ASISTENTE DE OFICINA</text:p>
          </table:table-cell>
          <table:table-cell table:style-name="ce8" office:value-type="string">
            <text:p>GERENCIA DE GESTION SOCIAL Y LABORAL </text:p>
          </table:table-cell>
          <table:table-cell table:style-name="ce22" office:value-type="date" office:date-value="2009-05-18">
            <text:p>18/05/2009</text:p>
          </table:table-cell>
          <table:table-cell table:style-name="ce14" office:value-type="string">
            <text:p>8 AÑOS</text:p>
          </table:table-cell>
          <table:table-cell table:style-name="ce14" office:value-type="string">
            <text:p>2016-2017</text:p>
          </table:table-cell>
          <table:table-cell table:style-name="ce22" office:value-type="date" office:date-value="2018-04-27">
            <text:p>27/04/2018</text:p>
          </table:table-cell>
          <table:table-cell table:style-name="ce22" office:value-type="date" office:date-value="2018-05-24">
            <text:p>24/05/2018</text:p>
          </table:table-cell>
          <table:table-cell table:style-name="ce22" office:value-type="date" office:date-value="2018-05-25">
            <text:p>25/05/2018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9" office:value-type="float" office:value="12956482">
            <text:p>12.956.482</text:p>
          </table:table-cell>
          <table:table-cell table:style-name="ce14" office:value-type="string">
            <text:p>CUELOO EVELIN</text:p>
          </table:table-cell>
          <table:table-cell table:style-name="ce14" office:value-type="string">
            <text:p>BACHILLER III</text:p>
          </table:table-cell>
          <table:table-cell table:style-name="ce14" office:value-type="string">
            <text:p>GERENCIA DE FISCALIZACION</text:p>
          </table:table-cell>
          <table:table-cell table:style-name="ce22" office:value-type="date" office:date-value="2004-01-22">
            <text:p>22/01/2004</text:p>
          </table:table-cell>
          <table:table-cell table:style-name="ce14" office:value-type="string">
            <text:p>14 AÑO</text:p>
          </table:table-cell>
          <table:table-cell table:style-name="ce14" office:value-type="string">
            <text:p>2017-2018</text:p>
          </table:table-cell>
          <table:table-cell table:style-name="ce22" office:value-type="date" office:date-value="2018-05-07">
            <text:p>07/05/2018</text:p>
          </table:table-cell>
          <table:table-cell table:style-name="ce22" office:value-type="date" office:date-value="2018-06-13">
            <text:p>13/06/2018</text:p>
          </table:table-cell>
          <table:table-cell table:style-name="ce22" office:value-type="date" office:date-value="2018-06-14">
            <text:p>14/06/2018</text:p>
          </table:table-cell>
          <table:table-cell table:style-name="ce14" office:value-type="float" office:value="28">
            <text:p>28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9" office:value-type="float" office:value="13993049">
            <text:p>13.993.049</text:p>
          </table:table-cell>
          <table:table-cell table:style-name="ce14" office:value-type="string">
            <text:p>DE ABREU JUAN CARLOS</text:p>
          </table:table-cell>
          <table:table-cell table:style-name="ce14" office:value-type="string">
            <text:p>BACHILLER III</text:p>
          </table:table-cell>
          <table:table-cell table:style-name="ce14" office:value-type="string">
            <text:p>GERENCIA DE TECNOLOGIA E INFORMACION</text:p>
          </table:table-cell>
          <table:table-cell table:style-name="ce22" office:value-type="date" office:date-value="2002-05-02">
            <text:p>02/05/2002</text:p>
          </table:table-cell>
          <table:table-cell table:style-name="ce14" office:value-type="string">
            <text:p>16 AÑOS</text:p>
          </table:table-cell>
          <table:table-cell table:style-name="ce14" office:value-type="string">
            <text:p>2013-2014/2014-2015/2015-2016</text:p>
          </table:table-cell>
          <table:table-cell table:style-name="ce22" office:value-type="date" office:date-value="2018-04-30">
            <text:p>30/04/2018</text:p>
          </table:table-cell>
          <table:table-cell table:style-name="ce22" office:value-type="date" office:date-value="2018-08-24">
            <text:p>24/08/2018</text:p>
          </table:table-cell>
          <table:table-cell table:style-name="ce22" office:value-type="date" office:date-value="2018-08-27">
            <text:p>27/08/2018</text:p>
          </table:table-cell>
          <table:table-cell table:style-name="ce14" office:value-type="float" office:value="81">
            <text:p>81</text:p>
          </table:table-cell>
          <table:table-cell table:style-name="ce14" office:value-type="string">
            <text:p>2016-2017/2017-2018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9" office:value-type="float" office:value="11396590">
            <text:p>11.396.590</text:p>
          </table:table-cell>
          <table:table-cell table:style-name="ce14" office:value-type="string">
            <text:p>RODRIGUEZ DANIEL</text:p>
          </table:table-cell>
          <table:table-cell table:style-name="ce14" office:value-type="string">
            <text:p>ESCOLTA</text:p>
          </table:table-cell>
          <table:table-cell table:style-name="ce14" office:value-type="string">
            <text:p>OFICINA DE GESTION ADMINISTRACION</text:p>
          </table:table-cell>
          <table:table-cell table:style-name="ce22" office:value-type="date" office:date-value="2012-03-01">
            <text:p>01/03/2012</text:p>
          </table:table-cell>
          <table:table-cell table:style-name="ce14" office:value-type="string">
            <text:p>6 AÑOS</text:p>
          </table:table-cell>
          <table:table-cell table:style-name="ce14" office:value-type="string">
            <text:p>2017-2018</text:p>
          </table:table-cell>
          <table:table-cell table:style-name="ce22" office:value-type="date" office:date-value="2018-05-11">
            <text:p>11/05/2018</text:p>
          </table:table-cell>
          <table:table-cell table:style-name="ce22" office:value-type="date" office:date-value="2018-06-11">
            <text:p>11/06/2018</text:p>
          </table:table-cell>
          <table:table-cell table:style-name="ce22" office:value-type="date" office:date-value="2018-06-12">
            <text:p>12/06/2018</text:p>
          </table:table-cell>
          <table:table-cell table:style-name="ce14" office:value-type="float" office:value="22">
            <text:p>22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9" office:value-type="float" office:value="18222972">
            <text:p>18.222.972</text:p>
          </table:table-cell>
          <table:table-cell table:style-name="ce14" office:value-type="string">
            <text:p>MACHADO ORLANDO</text:p>
          </table:table-cell>
          <table:table-cell table:style-name="ce14" office:value-type="string">
            <text:p>AYUDANTE DE MOVILIZACION</text:p>
          </table:table-cell>
          <table:table-cell table:style-name="ce14" office:value-type="string">
            <text:p>OFICINA DE GESTION ADMINISTRACION</text:p>
          </table:table-cell>
          <table:table-cell table:style-name="ce22" office:value-type="date" office:date-value="2012-04-24">
            <text:p>24/04/2012</text:p>
          </table:table-cell>
          <table:table-cell table:style-name="ce14" office:value-type="string">
            <text:p>6 AÑOS</text:p>
          </table:table-cell>
          <table:table-cell table:style-name="ce14" office:value-type="string">
            <text:p>2017-2018</text:p>
          </table:table-cell>
          <table:table-cell table:style-name="ce22" office:value-type="date" office:date-value="2018-04-30">
            <text:p>30/04/2018</text:p>
          </table:table-cell>
          <table:table-cell table:style-name="ce22" office:value-type="date" office:date-value="2018-05-30">
            <text:p>30/05/2018</text:p>
          </table:table-cell>
          <table:table-cell table:style-name="ce22" office:value-type="date" office:date-value="2018-05-31">
            <text:p>31/05/2018</text:p>
          </table:table-cell>
          <table:table-cell table:style-name="ce14" office:value-type="float" office:value="22">
            <text:p>22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9" office:value-type="float" office:value="4597845">
            <text:p>4.597.845</text:p>
          </table:table-cell>
          <table:table-cell table:style-name="ce14" office:value-type="string">
            <text:p>LOPEZ DAVID</text:p>
          </table:table-cell>
          <table:table-cell table:style-name="ce14" office:value-type="string">
            <text:p>PROMOTOR SOCIAL</text:p>
          </table:table-cell>
          <table:table-cell table:style-name="ce14" office:value-type="string">
            <text:p>GESTION SOCIAL Y LABORAL</text:p>
          </table:table-cell>
          <table:table-cell table:style-name="ce22" office:value-type="date" office:date-value="2009-01-19">
            <text:p>19/01/2009</text:p>
          </table:table-cell>
          <table:table-cell table:style-name="ce14" office:value-type="string">
            <text:p>9 AÑOS</text:p>
          </table:table-cell>
          <table:table-cell table:style-name="ce14" office:value-type="string">
            <text:p>2017-2018</text:p>
          </table:table-cell>
          <table:table-cell table:style-name="ce22" office:value-type="date" office:date-value="2018-05-28">
            <text:p>28/05/2018</text:p>
          </table:table-cell>
          <table:table-cell table:style-name="ce22" office:value-type="date" office:date-value="2018-06-27">
            <text:p>27/06/2018</text:p>
          </table:table-cell>
          <table:table-cell table:style-name="ce22" office:value-type="date" office:date-value="2018-06-28">
            <text:p>28/06/2018</text:p>
          </table:table-cell>
          <table:table-cell table:style-name="ce14" office:value-type="float" office:value="23">
            <text:p>23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9" office:value-type="float" office:value="19294079">
            <text:p>19.294.079</text:p>
          </table:table-cell>
          <table:table-cell table:style-name="ce14" office:value-type="string">
            <text:p>JUAREGUI CARLOS</text:p>
          </table:table-cell>
          <table:table-cell table:style-name="ce14" office:value-type="string">
            <text:p>AUXILIAR DE BIENES</text:p>
          </table:table-cell>
          <table:table-cell table:style-name="ce14" office:value-type="string">
            <text:p>OFICINA DE GESTION ADMINISTRACION</text:p>
          </table:table-cell>
          <table:table-cell table:style-name="ce22" office:value-type="date" office:date-value="2017-01-16">
            <text:p>16/01/2017</text:p>
          </table:table-cell>
          <table:table-cell table:style-name="ce14" office:value-type="string">
            <text:p>1 AÑO</text:p>
          </table:table-cell>
          <table:table-cell table:style-name="ce14" office:value-type="string">
            <text:p>2017-2018</text:p>
          </table:table-cell>
          <table:table-cell table:style-name="ce22" office:value-type="date" office:date-value="2018-05-14">
            <text:p>14/05/2018</text:p>
          </table:table-cell>
          <table:table-cell table:style-name="ce22" office:value-type="date" office:date-value="2018-06-08">
            <text:p>08/06/2018</text:p>
          </table:table-cell>
          <table:table-cell table:style-name="ce22" office:value-type="date" office:date-value="2018-06-11">
            <text:p>11/06/2018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9" office:value-type="float" office:value="11760906">
            <text:p>11.760.906</text:p>
          </table:table-cell>
          <table:table-cell table:style-name="ce14" office:value-type="string">
            <text:p>ALVAREZ ALEXANDER</text:p>
          </table:table-cell>
          <table:table-cell table:style-name="ce14" office:value-type="string">
            <text:p>VIGILANTE</text:p>
          </table:table-cell>
          <table:table-cell table:style-name="ce14" office:value-type="string">
            <text:p>OFICINA DE GESTION ADMINISTRACION</text:p>
          </table:table-cell>
          <table:table-cell table:style-name="ce22" office:value-type="date" office:date-value="2013-10-16">
            <text:p>16/10/2013</text:p>
          </table:table-cell>
          <table:table-cell table:style-name="ce14" office:value-type="string">
            <text:p>4 AÑOS</text:p>
          </table:table-cell>
          <table:table-cell table:style-name="ce14" office:value-type="string">
            <text:p>2015-2016/2016-2017</text:p>
          </table:table-cell>
          <table:table-cell table:style-name="ce22" office:value-type="date" office:date-value="2018-06-19">
            <text:p>19/06/2018</text:p>
          </table:table-cell>
          <table:table-cell table:style-name="ce22" office:value-type="date" office:date-value="2018-08-15">
            <text:p>15/08/2018</text:p>
          </table:table-cell>
          <table:table-cell table:style-name="ce22" office:value-type="date" office:date-value="2018-08-16">
            <text:p>16/08/2018</text:p>
          </table:table-cell>
          <table:table-cell table:style-name="ce14" office:value-type="float" office:value="40">
            <text:p>40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9" office:value-type="float" office:value="19027916">
            <text:p>19.027.916</text:p>
          </table:table-cell>
          <table:table-cell table:style-name="ce14" office:value-type="string">
            <text:p>GRIMAN GLENNY</text:p>
          </table:table-cell>
          <table:table-cell table:style-name="ce14" office:value-type="string">
            <text:p>ASISTENTE DE OFICINA</text:p>
          </table:table-cell>
          <table:table-cell table:style-name="ce8" office:value-type="string">
            <text:p>GERENCIA DE GESTION SOCIAL Y LABORAL </text:p>
          </table:table-cell>
          <table:table-cell table:style-name="ce22" office:value-type="date" office:date-value="2009-05-18">
            <text:p>18/05/2009</text:p>
          </table:table-cell>
          <table:table-cell table:style-name="ce14" office:value-type="string">
            <text:p>9 AÑOS</text:p>
          </table:table-cell>
          <table:table-cell table:style-name="ce14" office:value-type="string">
            <text:p>2017-2018</text:p>
          </table:table-cell>
          <table:table-cell table:style-name="ce22" office:value-type="date" office:date-value="2018-05-25">
            <text:p>25/05/2018</text:p>
          </table:table-cell>
          <table:table-cell table:style-name="ce22" office:value-type="date" office:date-value="2018-06-26">
            <text:p>26/06/2018</text:p>
          </table:table-cell>
          <table:table-cell table:style-name="ce22" office:value-type="date" office:date-value="2018-06-27">
            <text:p>27/06/2018</text:p>
          </table:table-cell>
          <table:table-cell table:style-name="ce14" office:value-type="float" office:value="23">
            <text:p>23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9" office:value-type="float" office:value="18010107">
            <text:p>18.010.107</text:p>
          </table:table-cell>
          <table:table-cell table:style-name="ce14" office:value-type="string">
            <text:p>GUTIERREZ FRANCISCO</text:p>
          </table:table-cell>
          <table:table-cell table:style-name="ce14" office:value-type="string">
            <text:p>TECNICO I</text:p>
          </table:table-cell>
          <table:table-cell table:style-name="ce14" office:value-type="string">
            <text:p>AREA DE AUDIVISUAL</text:p>
          </table:table-cell>
          <table:table-cell table:style-name="ce22" office:value-type="date" office:date-value="2016-01-21">
            <text:p>21/01/2016</text:p>
          </table:table-cell>
          <table:table-cell table:style-name="ce14" office:value-type="string">
            <text:p>2 AÑOS</text:p>
          </table:table-cell>
          <table:table-cell table:style-name="ce14" office:value-type="string">
            <text:p>2017-2018</text:p>
          </table:table-cell>
          <table:table-cell table:style-name="ce22" office:value-type="date" office:date-value="2018-05-28">
            <text:p>28/05/2018</text:p>
          </table:table-cell>
          <table:table-cell table:style-name="ce22" office:value-type="date" office:date-value="2018-06-18">
            <text:p>18/06/2018</text:p>
          </table:table-cell>
          <table:table-cell table:style-name="ce22" office:value-type="date" office:date-value="2018-06-19">
            <text:p>19/06/2018</text:p>
          </table:table-cell>
          <table:table-cell table:style-name="ce14" office:value-type="float" office:value="16">
            <text:p>16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9" office:value-type="float" office:value="12094532">
            <text:p>12.094.532</text:p>
          </table:table-cell>
          <table:table-cell table:style-name="ce14" office:value-type="string">
            <text:p>MARLENE ARAUJO</text:p>
          </table:table-cell>
          <table:table-cell table:style-name="ce14" office:value-type="string">
            <text:p>BACHILLER I</text:p>
          </table:table-cell>
          <table:table-cell table:style-name="ce14" office:value-type="string">
            <text:p>OFICINA DE ATENCION AL CUIDADANO</text:p>
          </table:table-cell>
          <table:table-cell table:style-name="ce22" office:value-type="date" office:date-value="2012-06-01">
            <text:p>01/06/2012</text:p>
          </table:table-cell>
          <table:table-cell table:style-name="ce14" office:value-type="string">
            <text:p>6 AÑOS</text:p>
          </table:table-cell>
          <table:table-cell table:style-name="ce14" office:value-type="string">
            <text:p>2015-2016 </text:p>
          </table:table-cell>
          <table:table-cell table:style-name="ce22" office:value-type="date" office:date-value="2018-06-11">
            <text:p>11/06/2018</text:p>
          </table:table-cell>
          <table:table-cell table:style-name="ce22" office:value-type="date" office:date-value="2018-07-04">
            <text:p>04/07/2018</text:p>
          </table:table-cell>
          <table:table-cell table:style-name="ce22" office:value-type="date" office:date-value="2018-07-06">
            <text:p>06/07/2018</text:p>
          </table:table-cell>
          <table:table-cell table:style-name="ce14" office:value-type="float" office:value="18">
            <text:p>18</text:p>
          </table:table-cell>
          <table:table-cell table:style-name="ce14" office:value-type="string">
            <text:p>2016-2017/2017-2018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9" office:value-type="float" office:value="18028557">
            <text:p>18.028.557</text:p>
          </table:table-cell>
          <table:table-cell table:style-name="ce14" office:value-type="string">
            <text:p>IGLESIAS YUTBEZ</text:p>
          </table:table-cell>
          <table:table-cell table:style-name="ce14" office:value-type="string">
            <text:p>ASISTENTE DE OFICINA</text:p>
          </table:table-cell>
          <table:table-cell table:style-name="ce14" office:value-type="string">
            <text:p>PRESIDENCIA</text:p>
          </table:table-cell>
          <table:table-cell table:style-name="ce22" office:value-type="date" office:date-value="2011-05-26">
            <text:p>26/05/2011</text:p>
          </table:table-cell>
          <table:table-cell table:style-name="ce14" office:value-type="string">
            <text:p>7 AÑOS</text:p>
          </table:table-cell>
          <table:table-cell table:style-name="ce14" office:value-type="string">
            <text:p>2015-2016 </text:p>
          </table:table-cell>
          <table:table-cell table:style-name="ce22" office:value-type="date" office:date-value="2018-06-11">
            <text:p>11/06/2018</text:p>
          </table:table-cell>
          <table:table-cell table:style-name="ce22" office:value-type="date" office:date-value="2018-07-06">
            <text:p>06/07/2018</text:p>
          </table:table-cell>
          <table:table-cell table:style-name="ce22" office:value-type="date" office:date-value="2018-07-09">
            <text:p>09/07/2018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2016-2017/2017-2018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9" office:value-type="float" office:value="14096867">
            <text:p>14.096.867</text:p>
          </table:table-cell>
          <table:table-cell table:style-name="ce14" office:value-type="string">
            <text:p>CARDALES ROSA</text:p>
          </table:table-cell>
          <table:table-cell table:style-name="ce14" office:value-type="string">
            <text:p>PROFESIONAL III</text:p>
          </table:table-cell>
          <table:table-cell table:style-name="ce14" office:value-type="string">
            <text:p>GESTION SOCIAL Y LABORAL</text:p>
          </table:table-cell>
          <table:table-cell table:style-name="ce22" office:value-type="date" office:date-value="2007-02-02">
            <text:p>02/02/2007</text:p>
          </table:table-cell>
          <table:table-cell table:style-name="ce14" office:value-type="string">
            <text:p>11 AÑOS</text:p>
          </table:table-cell>
          <table:table-cell table:style-name="ce14" office:value-type="string">
            <text:p>2016-2017</text:p>
          </table:table-cell>
          <table:table-cell table:style-name="ce22" office:value-type="date" office:date-value="2018-06-11">
            <text:p>11/06/2018</text:p>
          </table:table-cell>
          <table:table-cell table:style-name="ce22" office:value-type="date" office:date-value="2018-07-13">
            <text:p>13/07/2018</text:p>
          </table:table-cell>
          <table:table-cell table:style-name="ce22" office:value-type="date" office:date-value="2018-07-16">
            <text:p>16/07/2018</text:p>
          </table:table-cell>
          <table:table-cell table:style-name="ce14" office:value-type="float" office:value="24">
            <text:p>24</text:p>
          </table:table-cell>
          <table:table-cell table:style-name="ce14" office:value-type="string">
            <text:p>2017-2018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9" office:value-type="float" office:value="9493294">
            <text:p>9.493.294</text:p>
          </table:table-cell>
          <table:table-cell table:style-name="ce14" office:value-type="string">
            <text:p>TENIA LUIS</text:p>
          </table:table-cell>
          <table:table-cell table:style-name="ce14" office:value-type="string">
            <text:p>TRANSCRIPTOR</text:p>
          </table:table-cell>
          <table:table-cell table:style-name="ce14" office:value-type="string">
            <text:p>GERENCIA DE REGISTRO DE CERTIFICACION</text:p>
          </table:table-cell>
          <table:table-cell table:style-name="ce22" office:value-type="date" office:date-value="2013-03-15">
            <text:p>15/03/2013</text:p>
          </table:table-cell>
          <table:table-cell table:style-name="ce14" office:value-type="string">
            <text:p>5 AÑOS</text:p>
          </table:table-cell>
          <table:table-cell table:style-name="ce14" office:value-type="string">
            <text:p>2015-2016 </text:p>
          </table:table-cell>
          <table:table-cell table:style-name="ce22" office:value-type="date" office:date-value="2018-06-11">
            <text:p>11/06/2018</text:p>
          </table:table-cell>
          <table:table-cell table:style-name="ce22" office:value-type="date" office:date-value="2018-07-03">
            <text:p>03/07/2018</text:p>
          </table:table-cell>
          <table:table-cell table:style-name="ce22" office:value-type="date" office:date-value="2018-07-04">
            <text:p>04/07/2018</text:p>
          </table:table-cell>
          <table:table-cell table:style-name="ce14" office:value-type="float" office:value="17">
            <text:p>17</text:p>
          </table:table-cell>
          <table:table-cell table:style-name="ce14" office:value-type="string">
            <text:p>2016-2017/2017-2018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9" office:value-type="float" office:value="23180267">
            <text:p>23.180.267</text:p>
          </table:table-cell>
          <table:table-cell table:style-name="ce14" office:value-type="string">
            <text:p>RODRIGUEZ LUIS</text:p>
          </table:table-cell>
          <table:table-cell table:style-name="ce14" office:value-type="string">
            <text:p>ELECTRICISTA</text:p>
          </table:table-cell>
          <table:table-cell table:style-name="ce14" office:value-type="string">
            <text:p>OFICINA DE GESTION ADMINISTRACION</text:p>
          </table:table-cell>
          <table:table-cell table:style-name="ce22" office:value-type="date" office:date-value="2011-06-13">
            <text:p>13/06/2011</text:p>
          </table:table-cell>
          <table:table-cell table:style-name="ce14" office:value-type="string">
            <text:p>7 AÑOS</text:p>
          </table:table-cell>
          <table:table-cell table:style-name="ce14" office:value-type="string">
            <text:p>2016-2017/2017-2018</text:p>
          </table:table-cell>
          <table:table-cell table:style-name="ce22" office:value-type="date" office:date-value="2018-06-15">
            <text:p>15/06/2018</text:p>
          </table:table-cell>
          <table:table-cell table:style-name="ce22" office:value-type="date" office:date-value="2018-08-17">
            <text:p>17/08/2018</text:p>
          </table:table-cell>
          <table:table-cell table:style-name="ce22" office:value-type="date" office:date-value="2018-08-20">
            <text:p>20/08/2018</text:p>
          </table:table-cell>
          <table:table-cell table:style-name="ce14" office:value-type="float" office:value="44">
            <text:p>44</text:p>
          </table:table-cell>
          <table:table-cell table:style-name="ce14" office:value-type="string">
            <text:p>NINGUNO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9" office:value-type="float" office:value="8265683">
            <text:p>8.265.683</text:p>
          </table:table-cell>
          <table:table-cell table:style-name="ce14" office:value-type="string">
            <text:p>PEREZ SULAY</text:p>
          </table:table-cell>
          <table:table-cell table:style-name="ce14" office:value-type="string">
            <text:p>PROFESIONAL I</text:p>
          </table:table-cell>
          <table:table-cell table:style-name="ce14" office:value-type="string">
            <text:p>GESTION ESTADAL Y MUNICIPAL</text:p>
          </table:table-cell>
          <table:table-cell table:style-name="ce22" office:value-type="date" office:date-value="2013-08-01">
            <text:p>01/08/2013</text:p>
          </table:table-cell>
          <table:table-cell table:style-name="ce14" office:value-type="string">
            <text:p>5 AÑOS</text:p>
          </table:table-cell>
          <table:table-cell table:style-name="ce14" office:value-type="string">
            <text:p>2015-2016 </text:p>
          </table:table-cell>
          <table:table-cell table:style-name="ce22" office:value-type="date" office:date-value="2018-06-15">
            <text:p>15/06/2018</text:p>
          </table:table-cell>
          <table:table-cell table:style-name="ce22" office:value-type="date" office:date-value="2018-07-10">
            <text:p>10/07/2018</text:p>
          </table:table-cell>
          <table:table-cell table:style-name="ce22" office:value-type="date" office:date-value="2018-07-11">
            <text:p>11/07/2018</text:p>
          </table:table-cell>
          <table:table-cell table:style-name="ce14" office:value-type="float" office:value="17">
            <text:p>17</text:p>
          </table:table-cell>
          <table:table-cell table:style-name="ce14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9" office:value-type="float" office:value="18738707">
            <text:p>18.738.707</text:p>
          </table:table-cell>
          <table:table-cell table:style-name="ce14" office:value-type="string">
            <text:p>MENDEZ AGNABEL</text:p>
          </table:table-cell>
          <table:table-cell table:style-name="ce14" office:value-type="string">
            <text:p>TECNICO I</text:p>
          </table:table-cell>
          <table:table-cell table:style-name="ce14" office:value-type="string">
            <text:p>OFICINA DE GESTION ADMINISTRACION</text:p>
          </table:table-cell>
          <table:table-cell table:style-name="ce22" office:value-type="date" office:date-value="2014-03-10">
            <text:p>10/03/2014</text:p>
          </table:table-cell>
          <table:table-cell table:style-name="ce14" office:value-type="string">
            <text:p>4 AÑOS</text:p>
          </table:table-cell>
          <table:table-cell table:style-name="ce14" office:value-type="string">
            <text:p>2015-2016 </text:p>
          </table:table-cell>
          <table:table-cell table:style-name="ce22" office:value-type="date" office:date-value="2018-06-25">
            <text:p>25/06/2018</text:p>
          </table:table-cell>
          <table:table-cell table:style-name="ce22" office:value-type="date" office:date-value="2018-07-18">
            <text:p>18/07/2018</text:p>
          </table:table-cell>
          <table:table-cell table:style-name="ce22" office:value-type="date" office:date-value="2018-07-19">
            <text:p>19/07/2018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9" office:value-type="float" office:value="10633255">
            <text:p>10.633.255</text:p>
          </table:table-cell>
          <table:table-cell table:style-name="ce14" office:value-type="string">
            <text:p>GONZALEZ KARELIS</text:p>
          </table:table-cell>
          <table:table-cell table:style-name="ce14" office:value-type="string">
            <text:p>BACHILLER II </text:p>
          </table:table-cell>
          <table:table-cell table:style-name="ce14" office:value-type="string">
            <text:p>GESTION ESTADAL Y MUNICIPAL</text:p>
          </table:table-cell>
          <table:table-cell table:style-name="ce22" office:value-type="date" office:date-value="2011-08-01">
            <text:p>01/08/2011</text:p>
          </table:table-cell>
          <table:table-cell table:style-name="ce14" office:value-type="string">
            <text:p>7 AÑOS</text:p>
          </table:table-cell>
          <table:table-cell table:style-name="ce14" office:value-type="string">
            <text:p>2013-2014/2014-2015 </text:p>
          </table:table-cell>
          <table:table-cell table:style-name="ce22" office:value-type="date" office:date-value="2018-06-29">
            <text:p>29/06/2018</text:p>
          </table:table-cell>
          <table:table-cell table:style-name="ce22" office:value-type="date" office:date-value="2018-08-20">
            <text:p>20/08/2018</text:p>
          </table:table-cell>
          <table:table-cell table:style-name="ce22" office:value-type="date" office:date-value="2018-08-21">
            <text:p>21/08/2018</text:p>
          </table:table-cell>
          <table:table-cell table:style-name="ce14" office:value-type="float" office:value="35">
            <text:p>35</text:p>
          </table:table-cell>
          <table:table-cell table:style-name="ce14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9" office:value-type="float" office:value="14050023">
            <text:p>14.050.023</text:p>
          </table:table-cell>
          <table:table-cell table:style-name="ce14" office:value-type="string">
            <text:p>CASIQUE JONATHAN</text:p>
          </table:table-cell>
          <table:table-cell table:style-name="ce14" office:value-type="string">
            <text:p>BACHILLER II </text:p>
          </table:table-cell>
          <table:table-cell table:style-name="ce14" office:value-type="string">
            <text:p>OFICINA DE GESTION ADMINISTRACION</text:p>
          </table:table-cell>
          <table:table-cell table:style-name="ce22" office:value-type="date" office:date-value="2011-04-27">
            <text:p>27/04/2011</text:p>
          </table:table-cell>
          <table:table-cell table:style-name="ce14" office:value-type="string">
            <text:p>7 AÑOS</text:p>
          </table:table-cell>
          <table:table-cell table:style-name="ce14" office:value-type="string">
            <text:p>2017-2018</text:p>
          </table:table-cell>
          <table:table-cell table:style-name="ce22" office:value-type="date" office:date-value="2018-06-25">
            <text:p>25/06/2018</text:p>
          </table:table-cell>
          <table:table-cell table:style-name="ce22" office:value-type="date" office:date-value="2018-07-25">
            <text:p>25/07/2018</text:p>
          </table:table-cell>
          <table:table-cell table:style-name="ce22" office:value-type="date" office:date-value="2018-07-26">
            <text:p>26/07/2018</text:p>
          </table:table-cell>
          <table:table-cell table:style-name="ce14" office:value-type="float" office:value="21">
            <text:p>21</text:p>
          </table:table-cell>
          <table:table-cell table:style-name="ce14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9" office:value-type="float" office:value="5000101">
            <text:p>5.000.101</text:p>
          </table:table-cell>
          <table:table-cell table:style-name="ce14" office:value-type="string">
            <text:p>GALLARDO MIGDALIA</text:p>
          </table:table-cell>
          <table:table-cell table:style-name="ce14" office:value-type="string">
            <text:p>ASEADORA</text:p>
          </table:table-cell>
          <table:table-cell table:style-name="ce14" office:value-type="string">
            <text:p>OFICINA DE GESTION ADMINISTRACION</text:p>
          </table:table-cell>
          <table:table-cell table:style-name="ce22" office:value-type="date" office:date-value="2003-06-09">
            <text:p>09/06/2003</text:p>
          </table:table-cell>
          <table:table-cell table:style-name="ce14" office:value-type="string">
            <text:p>15 AÑOS</text:p>
          </table:table-cell>
          <table:table-cell table:style-name="ce14" office:value-type="string">
            <text:p>2017-2018</text:p>
          </table:table-cell>
          <table:table-cell table:style-name="ce22" office:value-type="date" office:date-value="2018-07-02">
            <text:p>02/07/2018</text:p>
          </table:table-cell>
          <table:table-cell table:style-name="ce22" office:value-type="date" office:date-value="2018-08-13">
            <text:p>13/08/2018</text:p>
          </table:table-cell>
          <table:table-cell table:style-name="ce22" office:value-type="date" office:date-value="2018-08-14">
            <text:p>14/08/2018</text:p>
          </table:table-cell>
          <table:table-cell table:style-name="ce14" office:value-type="float" office:value="29">
            <text:p>29</text:p>
          </table:table-cell>
          <table:table-cell table:style-name="ce14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9" office:value-type="float" office:value="5760216">
            <text:p>5.760.216</text:p>
          </table:table-cell>
          <table:table-cell table:style-name="ce14" office:value-type="string">
            <text:p>GODOY JOSE</text:p>
          </table:table-cell>
          <table:table-cell table:style-name="ce14" office:value-type="string">
            <text:p>COORDINADOR <text:s/></text:p>
          </table:table-cell>
          <table:table-cell table:style-name="ce14" office:value-type="string">
            <text:p>GESTION ESTADAL Y MUNICIPAL</text:p>
          </table:table-cell>
          <table:table-cell table:style-name="ce22" office:value-type="date" office:date-value="2011-08-08">
            <text:p>08/08/2011</text:p>
          </table:table-cell>
          <table:table-cell table:style-name="ce14" office:value-type="string">
            <text:p>7 AÑOS</text:p>
          </table:table-cell>
          <table:table-cell table:style-name="ce14" office:value-type="string">
            <text:p>2012-2013</text:p>
          </table:table-cell>
          <table:table-cell table:style-name="ce22" office:value-type="date" office:date-value="2018-07-09">
            <text:p>09/07/2018</text:p>
          </table:table-cell>
          <table:table-cell table:style-name="ce22" office:value-type="date" office:date-value="2018-07-31">
            <text:p>31/07/2018</text:p>
          </table:table-cell>
          <table:table-cell table:style-name="ce22" office:value-type="date" office:date-value="2018-08-01">
            <text:p>01/08/2018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9" office:value-type="float" office:value="15421504">
            <text:p>15.421.504</text:p>
          </table:table-cell>
          <table:table-cell table:style-name="ce14" office:value-type="string">
            <text:p>SILVA EILIN</text:p>
          </table:table-cell>
          <table:table-cell table:style-name="ce14" office:value-type="string">
            <text:p>PROFESIONAL III</text:p>
          </table:table-cell>
          <table:table-cell table:style-name="ce8" office:value-type="string">
            <text:p>GERENCIA DE GESTION SOCIAL Y LABORAL </text:p>
          </table:table-cell>
          <table:table-cell table:style-name="ce22" office:value-type="date" office:date-value="2004-01-05">
            <text:p>05/01/2004</text:p>
          </table:table-cell>
          <table:table-cell table:style-name="ce14" office:value-type="string">
            <text:p>14 AÑO</text:p>
          </table:table-cell>
          <table:table-cell table:style-name="ce14" office:value-type="string">
            <text:p>2016-2017</text:p>
          </table:table-cell>
          <table:table-cell table:style-name="ce22" office:value-type="date" office:date-value="2018-07-20">
            <text:p>20/07/2018</text:p>
          </table:table-cell>
          <table:table-cell table:style-name="ce22" office:value-type="date" office:date-value="2018-08-28">
            <text:p>28/08/2018</text:p>
          </table:table-cell>
          <table:table-cell table:style-name="ce22" office:value-type="date" office:date-value="2018-08-29">
            <text:p>29/08/2018</text:p>
          </table:table-cell>
          <table:table-cell table:style-name="ce14" office:value-type="float" office:value="27">
            <text:p>27</text:p>
          </table:table-cell>
          <table:table-cell table:style-name="ce14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9" office:value-type="float" office:value="14575094">
            <text:p>14.575.094</text:p>
          </table:table-cell>
          <table:table-cell table:style-name="ce14" office:value-type="string">
            <text:p>RONDON NORIS</text:p>
          </table:table-cell>
          <table:table-cell table:style-name="ce14" office:value-type="string">
            <text:p>BACHILLER III</text:p>
          </table:table-cell>
          <table:table-cell table:style-name="ce14" office:value-type="string">
            <text:p>GERENCIA DE ATENCION AL CIUDADANO</text:p>
          </table:table-cell>
          <table:table-cell table:style-name="ce22" office:value-type="date" office:date-value="2004-06-29">
            <text:p>29/06/2004</text:p>
          </table:table-cell>
          <table:table-cell table:style-name="ce14" office:value-type="string">
            <text:p>14 AÑO</text:p>
          </table:table-cell>
          <table:table-cell table:style-name="ce14" office:value-type="string">
            <text:p>2016-2017</text:p>
          </table:table-cell>
          <table:table-cell table:style-name="ce22" office:value-type="date" office:date-value="2018-06-29">
            <text:p>29/06/2018</text:p>
          </table:table-cell>
          <table:table-cell table:style-name="ce22" office:value-type="date" office:date-value="2018-08-08">
            <text:p>08/08/2018</text:p>
          </table:table-cell>
          <table:table-cell table:style-name="ce22" office:value-type="date" office:date-value="2018-08-09">
            <text:p>09/08/2018</text:p>
          </table:table-cell>
          <table:table-cell table:style-name="ce14" office:value-type="float" office:value="27">
            <text:p>27</text:p>
          </table:table-cell>
          <table:table-cell table:style-name="ce14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9" office:value-type="float" office:value="13865046">
            <text:p>13.865.046</text:p>
          </table:table-cell>
          <table:table-cell table:style-name="ce14" office:value-type="string">
            <text:p>OLARTE LINDA</text:p>
          </table:table-cell>
          <table:table-cell table:style-name="ce14" office:value-type="string">
            <text:p>TECNICO I</text:p>
          </table:table-cell>
          <table:table-cell table:style-name="ce14" office:value-type="string">
            <text:p>GERENCIA DE ATENCION AL CIUDADANO</text:p>
          </table:table-cell>
          <table:table-cell table:style-name="ce22" office:value-type="date" office:date-value="2014-01-16">
            <text:p>16/01/2014</text:p>
          </table:table-cell>
          <table:table-cell table:style-name="ce14" office:value-type="string">
            <text:p>4 AÑOS</text:p>
          </table:table-cell>
          <table:table-cell table:style-name="ce14" office:value-type="string">
            <text:p>2017-2018</text:p>
          </table:table-cell>
          <table:table-cell table:style-name="ce22" office:value-type="date" office:date-value="2018-06-29">
            <text:p>29/06/2018</text:p>
          </table:table-cell>
          <table:table-cell table:style-name="ce22" office:value-type="date" office:date-value="2018-07-26">
            <text:p>26/07/2018</text:p>
          </table:table-cell>
          <table:table-cell table:style-name="ce22" office:value-type="date" office:date-value="2018-07-27">
            <text:p>27/07/2018</text:p>
          </table:table-cell>
          <table:table-cell table:style-name="ce14" office:value-type="float" office:value="18">
            <text:p>18</text:p>
          </table:table-cell>
          <table:table-cell table:style-name="ce14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63">
            <text:p>6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11">
            <text:p>11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33">
            <text:p>13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38">
            <text:p>13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40">
            <text:p>14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41">
            <text:p>14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42">
            <text:p>14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44">
            <text:p>14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45">
            <text:p>14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48">
            <text:p>14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49">
            <text:p>14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50">
            <text:p>15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51">
            <text:p>15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52">
            <text:p>15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53">
            <text:p>15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54">
            <text:p>15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55">
            <text:p>15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56">
            <text:p>15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57">
            <text:p>15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58">
            <text:p>15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59">
            <text:p>15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60">
            <text:p>16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62">
            <text:p>16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63">
            <text:p>16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64">
            <text:p>16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65">
            <text:p>16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78">
            <text:p>17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79">
            <text:p>17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80">
            <text:p>18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83">
            <text:p>18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84">
            <text:p>18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85">
            <text:p>18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86">
            <text:p>18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87">
            <text:p>18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88">
            <text:p>18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89">
            <text:p>18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90">
            <text:p>19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91">
            <text:p>19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92">
            <text:p>19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93">
            <text:p>19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94">
            <text:p>19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95">
            <text:p>19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96">
            <text:p>19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97">
            <text:p>19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98">
            <text:p>19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199">
            <text:p>19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01">
            <text:p>20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02">
            <text:p>20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03">
            <text:p>20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04">
            <text:p>20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05">
            <text:p>20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06">
            <text:p>20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07">
            <text:p>20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08">
            <text:p>20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09">
            <text:p>20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10">
            <text:p>21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11">
            <text:p>21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12">
            <text:p>21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13">
            <text:p>21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14">
            <text:p>21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15">
            <text:p>21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16">
            <text:p>21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17">
            <text:p>21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18">
            <text:p>21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19">
            <text:p>21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20">
            <text:p>22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21">
            <text:p>22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22">
            <text:p>22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23">
            <text:p>22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24">
            <text:p>22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25">
            <text:p>22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26">
            <text:p>22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27">
            <text:p>22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28">
            <text:p>22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29">
            <text:p>22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30">
            <text:p>23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31">
            <text:p>23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32">
            <text:p>23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33">
            <text:p>23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34">
            <text:p>23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35">
            <text:p>23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36">
            <text:p>23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37">
            <text:p>23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38">
            <text:p>23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39">
            <text:p>23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40">
            <text:p>24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41">
            <text:p>24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42">
            <text:p>24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43">
            <text:p>24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44">
            <text:p>24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45">
            <text:p>24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46">
            <text:p>24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47">
            <text:p>24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48">
            <text:p>24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49">
            <text:p>24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50">
            <text:p>25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51">
            <text:p>25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52">
            <text:p>25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53">
            <text:p>25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54">
            <text:p>25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55">
            <text:p>25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56">
            <text:p>25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57">
            <text:p>25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58">
            <text:p>25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59">
            <text:p>25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60">
            <text:p>26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61">
            <text:p>26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62">
            <text:p>26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63">
            <text:p>26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64">
            <text:p>26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65">
            <text:p>26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66">
            <text:p>26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67">
            <text:p>26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68">
            <text:p>26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69">
            <text:p>26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70">
            <text:p>27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71">
            <text:p>27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72">
            <text:p>27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73">
            <text:p>27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74">
            <text:p>27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75">
            <text:p>27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76">
            <text:p>27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77">
            <text:p>27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78">
            <text:p>27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79">
            <text:p>27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80">
            <text:p>28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81">
            <text:p>28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82">
            <text:p>28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83">
            <text:p>28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84">
            <text:p>28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85">
            <text:p>28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86">
            <text:p>28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87">
            <text:p>28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88">
            <text:p>28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89">
            <text:p>28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90">
            <text:p>29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91">
            <text:p>291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92">
            <text:p>292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93">
            <text:p>293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94">
            <text:p>294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95">
            <text:p>295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96">
            <text:p>296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97">
            <text:p>297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98">
            <text:p>298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299">
            <text:p>299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style-name="ce3" office:value-type="float" office:value="300">
            <text:p>300</text:p>
          </table:table-cell>
          <table:table-cell table:style-name="ce9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2" table:number-columns-repeated="3"/>
          <table:table-cell table:style-name="ce14" table:number-columns-repeated="2"/>
          <table:table-cell table:style-name="ce27" table:number-columns-spanned="3" table:number-rows-spanned="1"/>
          <table:covered-table-cell table:number-columns-repeated="2" table:style-name="ce27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>
          <table:table-cell table:number-columns-repeated="13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6"/>
          <table:table-cell table:number-columns-repeated="992"/>
        </table:table-row>
        <table:table-row table:style-name="ro3" table:number-rows-repeated="23">
          <table:table-cell table:number-columns-repeated="13"/>
          <table:table-cell table:style-name="Default" table:number-columns-repeated="19"/>
          <table:table-cell table:number-columns-repeated="992"/>
        </table:table-row>
        <table:table-row table:style-name="ro3" table:number-rows-repeated="10480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_FilterDatabase_0" table:base-cell-address="$Hoja1.$A$1" table:expression="NA()"/>
        <table:named-range table:name="Excel_BuiltIn__FilterDatabase" table:base-cell-address="$Hoja1.$A$1" table:cell-range-address="$Hoja1.$P$1:.$P$51"/>
        <table:named-expression table:name="Excel_BuiltIn__FilterDatabase_1" table:base-cell-address="$Hoja1.$A$1" table:expression="NA()"/>
        <table:named-range table:name="Excel_BuiltIn_Print_Area" table:base-cell-address="$Hoja1.$A$1" table:cell-range-address="$Hoja1.$A$5:.$P$38"/>
        <table:named-expression table:name="Excel_BuiltIn_Print_Area_1" table:base-cell-address="$Hoja1.$A$1" table:expression="NA()"/>
        <table:named-range table:name="Print_Area_0" table:base-cell-address="$Hoja1.$A$1" table:cell-range-address="$Hoja1.$A$5:.$P$38"/>
        <table:named-range table:name="Print_Area_0_0" table:base-cell-address="$Hoja1.$A$1" table:cell-range-address="$Hoja1.$A$5:.$P$38"/>
        <table:named-range table:name="Print_Area_0_0_0" table:base-cell-address="$Hoja1.$A$1" table:cell-range-address="$Hoja1.$A$5:.$P$38"/>
        <table:named-range table:name="Print_Area_0_0_0_0" table:base-cell-address="$Hoja1.$A$1" table:cell-range-address="$Hoja1.$A$5:.$P$38"/>
        <table:named-expression table:name="Print_Area_0_0_0_0_0" table:base-cell-address="$Hoja1.$A$1" table:expression="NA()"/>
        <table:named-range table:name="Print_Area_0_0_0_0_0_0" table:base-cell-address="$Hoja1.$A$1" table:cell-range-address="$Hoja1.$A$5:.$P$38"/>
        <table:named-expression table:name="Print_Area_0_0_0_0_0_0_0" table:base-cell-address="$Hoja1.$A$1" table:expression="NA()"/>
        <table:named-expression table:name="SHARED_FORMULA_12_4_12_4_7" table:base-cell-address="$Hoja1.$A$1" table:expression="NA()"/>
        <table:named-expression table:name="SHARED_FORMULA_19_124_19_124_10" table:base-cell-address="$Hoja1.$A$1" table:expression="NA()"/>
        <table:named-expression table:name="SHARED_FORMULA_19_160_19_160_10" table:base-cell-address="$Hoja1.$A$1" table:expression="NA()"/>
        <table:named-expression table:name="SHARED_FORMULA_19_167_19_167_10" table:base-cell-address="$Hoja1.$A$1" table:expression="NA()"/>
        <table:named-expression table:name="SHARED_FORMULA_19_176_19_176_10" table:base-cell-address="$Hoja1.$A$1" table:expression="NA()"/>
        <table:named-expression table:name="SHARED_FORMULA_19_23_19_23_0" table:base-cell-address="$Hoja1.$A$1" table:expression="NA()"/>
        <table:named-expression table:name="SHARED_FORMULA_19_27_19_27_11" table:base-cell-address="$Hoja1.$A$1" table:expression="NA()"/>
        <table:named-expression table:name="SHARED_FORMULA_19_4_19_4_0" table:base-cell-address="$Hoja1.$A$1" table:expression="NA()"/>
        <table:named-expression table:name="SHARED_FORMULA_19_4_19_4_10" table:base-cell-address="$Hoja1.$A$1" table:expression="NA()"/>
        <table:named-expression table:name="SHARED_FORMULA_19_4_19_4_11" table:base-cell-address="$Hoja1.$A$1" table:expression="NA()"/>
        <table:named-expression table:name="SHARED_FORMULA_19_40_19_40_0" table:base-cell-address="$Hoja1.$A$1" table:expression="NA()"/>
        <table:named-expression table:name="SHARED_FORMULA_19_43_19_43_10" table:base-cell-address="$Hoja1.$A$1" table:expression="NA()"/>
        <table:named-expression table:name="SHARED_FORMULA_19_45_19_45_11" table:base-cell-address="$Hoja1.$A$1" table:expression="NA()"/>
        <table:named-expression table:name="SHARED_FORMULA_19_62_19_62_11" table:base-cell-address="$Hoja1.$A$1" table:expression="NA()"/>
        <table:named-expression table:name="SHARED_FORMULA_19_73_19_73_11" table:base-cell-address="$Hoja1.$A$1" table:expression="NA()"/>
        <table:named-expression table:name="SHARED_FORMULA_19_75_19_75_10" table:base-cell-address="$Hoja1.$A$1" table:expression="NA()"/>
        <table:named-expression table:name="SHARED_FORMULA_19_95_19_95_10" table:base-cell-address="$Hoja1.$A$1" table:expression="NA()"/>
        <table:named-expression table:name="SHARED_FORMULA_20_13_20_13_8" table:base-cell-address="$Hoja1.$A$1" table:expression="NA()"/>
        <table:named-expression table:name="SHARED_FORMULA_20_38_20_38_9" table:base-cell-address="$Hoja1.$A$1" table:expression="NA()"/>
        <table:named-expression table:name="SHARED_FORMULA_20_5_20_5_8" table:base-cell-address="$Hoja1.$A$1" table:expression="NA()"/>
        <table:named-expression table:name="SHARED_FORMULA_20_5_20_5_9" table:base-cell-address="$Hoja1.$A$1" table:expression="NA()"/>
        <table:named-expression table:name="SHARED_FORMULA_21_14_21_14_8" table:base-cell-address="$Hoja1.$A$1" table:expression="NA()"/>
        <table:named-expression table:name="SHARED_FORMULA_21_177_21_177_10" table:base-cell-address="$Hoja1.$A$1" table:expression="NA()"/>
        <table:named-expression table:name="SHARED_FORMULA_21_24_21_24_0" table:base-cell-address="$Hoja1.$A$1" table:expression="NA()"/>
        <table:named-expression table:name="SHARED_FORMULA_21_28_21_28_11" table:base-cell-address="$Hoja1.$A$1" table:expression="NA()"/>
        <table:named-expression table:name="SHARED_FORMULA_21_39_21_39_9" table:base-cell-address="$Hoja1.$A$1" table:expression="NA()"/>
        <table:named-expression table:name="SHARED_FORMULA_21_93_21_93_10" table:base-cell-address="$Hoja1.$A$1" table:expression="NA()"/>
        <table:named-expression table:name="SHARED_FORMULA_22_6_22_6_8" table:base-cell-address="$Hoja1.$A$1" table:expression="NA()"/>
        <table:named-expression table:name="SHARED_FORMULA_23_12_23_12_11" table:base-cell-address="$Hoja1.$A$1" table:expression="NA()"/>
        <table:named-expression table:name="SHARED_FORMULA_23_13_23_13_9" table:base-cell-address="$Hoja1.$A$1" table:expression="NA()"/>
        <table:named-expression table:name="SHARED_FORMULA_23_131_23_131_4" table:base-cell-address="$Hoja1.$A$1" table:expression="3*177"/>
        <table:named-expression table:name="SHARED_FORMULA_23_132_23_132_10" table:base-cell-address="$Hoja1.$A$1" table:expression="NA()"/>
        <table:named-expression table:name="SHARED_FORMULA_23_142_23_142_4" table:base-cell-address="$Hoja1.$A$1" table:expression="3*177"/>
        <table:named-expression table:name="SHARED_FORMULA_23_24_23_24_9" table:base-cell-address="$Hoja1.$A$1" table:expression="NA()"/>
        <table:named-expression table:name="SHARED_FORMULA_23_25_23_25_11" table:base-cell-address="$Hoja1.$A$1" table:expression="NA()"/>
        <table:named-expression table:name="SHARED_FORMULA_23_3_23_3_4" table:base-cell-address="$Hoja1.$A$1" table:expression="3*177"/>
        <table:named-expression table:name="SHARED_FORMULA_23_33_23_33_11" table:base-cell-address="$Hoja1.$A$1" table:expression="NA()"/>
        <table:named-expression table:name="SHARED_FORMULA_23_35_23_35_4" table:base-cell-address="$Hoja1.$A$1" table:expression="3*177"/>
        <table:named-expression table:name="SHARED_FORMULA_23_45_23_45_11" table:base-cell-address="$Hoja1.$A$1" table:expression="NA()"/>
        <table:named-expression table:name="SHARED_FORMULA_23_5_23_5_10" table:base-cell-address="$Hoja1.$A$1" table:expression="NA()"/>
        <table:named-expression table:name="SHARED_FORMULA_23_5_23_5_9" table:base-cell-address="$Hoja1.$A$1" table:expression="NA()"/>
        <table:named-expression table:name="SHARED_FORMULA_23_55_23_55_11" table:base-cell-address="$Hoja1.$A$1" table:expression="NA()"/>
        <table:named-expression table:name="SHARED_FORMULA_23_6_23_6_8" table:base-cell-address="$Hoja1.$A$1" table:expression="NA()"/>
        <table:named-expression table:name="SHARED_FORMULA_23_67_23_67_4" table:base-cell-address="$Hoja1.$A$1" table:expression="3*177"/>
        <table:named-expression table:name="SHARED_FORMULA_23_69_23_69_10" table:base-cell-address="$Hoja1.$A$1" table:expression="NA()"/>
        <table:named-expression table:name="SHARED_FORMULA_23_73_23_73_11" table:base-cell-address="$Hoja1.$A$1" table:expression="NA()"/>
        <table:named-expression table:name="SHARED_FORMULA_23_85_23_85_11" table:base-cell-address="$Hoja1.$A$1" table:expression="NA()"/>
        <table:named-expression table:name="SHARED_FORMULA_23_99_23_99_4" table:base-cell-address="$Hoja1.$A$1" table:expression="3*177"/>
        <table:named-expression table:name="SHARED_FORMULA_24_11_24_11_0" table:base-cell-address="$Hoja1.$A$1" table:expression="NA()"/>
        <table:named-expression table:name="SHARED_FORMULA_24_13_24_13_9" table:base-cell-address="$Hoja1.$A$1" table:expression="NA()"/>
        <table:named-expression table:name="SHARED_FORMULA_24_131_24_131_4" table:base-cell-address="$Hoja1.$A$1" table:expression="13.5*177"/>
        <table:named-expression table:name="SHARED_FORMULA_24_132_24_132_10" table:base-cell-address="$Hoja1.$A$1" table:expression="NA()"/>
        <table:named-expression table:name="SHARED_FORMULA_24_142_24_142_4" table:base-cell-address="$Hoja1.$A$1" table:expression="13.5*177"/>
        <table:named-expression table:name="SHARED_FORMULA_24_21_24_21_0" table:base-cell-address="$Hoja1.$A$1" table:expression="NA()"/>
        <table:named-expression table:name="SHARED_FORMULA_24_24_24_24_9" table:base-cell-address="$Hoja1.$A$1" table:expression="NA()"/>
        <table:named-expression table:name="SHARED_FORMULA_24_29_24_29_0" table:base-cell-address="$Hoja1.$A$1" table:expression="NA()"/>
        <table:named-expression table:name="SHARED_FORMULA_24_3_24_3_4" table:base-cell-address="$Hoja1.$A$1" table:expression="13.5*177"/>
        <table:named-expression table:name="SHARED_FORMULA_24_35_24_35_4" table:base-cell-address="$Hoja1.$A$1" table:expression="13.5*177"/>
        <table:named-expression table:name="SHARED_FORMULA_24_40_24_40_0" table:base-cell-address="$Hoja1.$A$1" table:expression="NA()"/>
        <table:named-expression table:name="SHARED_FORMULA_24_45_24_45_11" table:base-cell-address="$Hoja1.$A$1" table:expression="NA()"/>
        <table:named-expression table:name="SHARED_FORMULA_24_49_24_49_0" table:base-cell-address="$Hoja1.$A$1" table:expression="NA()"/>
        <table:named-expression table:name="SHARED_FORMULA_24_5_24_5_10" table:base-cell-address="$Hoja1.$A$1" table:expression="NA()"/>
        <table:named-expression table:name="SHARED_FORMULA_24_5_24_5_9" table:base-cell-address="$Hoja1.$A$1" table:expression="NA()"/>
        <table:named-expression table:name="SHARED_FORMULA_24_55_24_55_11" table:base-cell-address="$Hoja1.$A$1" table:expression="NA()"/>
        <table:named-expression table:name="SHARED_FORMULA_24_6_24_6_8" table:base-cell-address="$Hoja1.$A$1" table:expression="NA()"/>
        <table:named-expression table:name="SHARED_FORMULA_24_63_24_63_0" table:base-cell-address="$Hoja1.$A$1" table:expression="NA()"/>
        <table:named-expression table:name="SHARED_FORMULA_24_67_24_67_4" table:base-cell-address="$Hoja1.$A$1" table:expression="13.5*177"/>
        <table:named-expression table:name="SHARED_FORMULA_24_69_24_69_10" table:base-cell-address="$Hoja1.$A$1" table:expression="NA()"/>
        <table:named-expression table:name="SHARED_FORMULA_24_99_24_99_4" table:base-cell-address="$Hoja1.$A$1" table:expression="13.5*177"/>
        <table:named-expression table:name="SHARED_FORMULA_25_10_25_10_11" table:base-cell-address="$Hoja1.$A$1" table:expression="NA()"/>
        <table:named-expression table:name="SHARED_FORMULA_25_100_25_100_10" table:base-cell-address="$Hoja1.$A$1" table:expression="NA()"/>
        <table:named-expression table:name="SHARED_FORMULA_25_109_25_109_10" table:base-cell-address="$Hoja1.$A$1" table:expression="NA()"/>
        <table:named-expression table:name="SHARED_FORMULA_25_13_25_13_9" table:base-cell-address="$Hoja1.$A$1" table:expression="NA()"/>
        <table:named-expression table:name="SHARED_FORMULA_25_22_25_22_11" table:base-cell-address="$Hoja1.$A$1" table:expression="NA()"/>
        <table:named-expression table:name="SHARED_FORMULA_25_24_25_24_9" table:base-cell-address="$Hoja1.$A$1" table:expression="NA()"/>
        <table:named-expression table:name="SHARED_FORMULA_25_40_25_40_0" table:base-cell-address="$Hoja1.$A$1" table:expression="NA()"/>
        <table:named-expression table:name="SHARED_FORMULA_25_45_25_45_11" table:base-cell-address="$Hoja1.$A$1" table:expression="NA()"/>
        <table:named-expression table:name="SHARED_FORMULA_25_49_25_49_0" table:base-cell-address="$Hoja1.$A$1" table:expression="NA()"/>
        <table:named-expression table:name="SHARED_FORMULA_25_53_25_53_10" table:base-cell-address="$Hoja1.$A$1" table:expression="NA()"/>
        <table:named-expression table:name="SHARED_FORMULA_25_55_25_55_11" table:base-cell-address="$Hoja1.$A$1" table:expression="NA()"/>
        <table:named-expression table:name="SHARED_FORMULA_25_64_25_64_11" table:base-cell-address="$Hoja1.$A$1" table:expression="NA()"/>
        <table:named-expression table:name="SHARED_FORMULA_25_71_25_71_10" table:base-cell-address="$Hoja1.$A$1" table:expression="NA()"/>
        <table:named-expression table:name="SHARED_FORMULA_25_78_25_78_11" table:base-cell-address="$Hoja1.$A$1" table:expression="NA()"/>
        <table:named-expression table:name="SHARED_FORMULA_25_85_25_85_10" table:base-cell-address="$Hoja1.$A$1" table:expression="NA()"/>
        <table:named-expression table:name="SHARED_FORMULA_26_10_26_10_11" table:base-cell-address="$Hoja1.$A$1" table:expression="NA()"/>
        <table:named-expression table:name="SHARED_FORMULA_26_12_26_12_0" table:base-cell-address="$Hoja1.$A$1" table:expression="3*177"/>
        <table:named-expression table:name="SHARED_FORMULA_26_19_26_19_0" table:base-cell-address="$Hoja1.$A$1" table:expression="NA()"/>
        <table:named-expression table:name="SHARED_FORMULA_26_22_26_22_11" table:base-cell-address="$Hoja1.$A$1" table:expression="NA()"/>
        <table:named-expression table:name="SHARED_FORMULA_26_40_26_40_0" table:base-cell-address="$Hoja1.$A$1" table:expression="NA()"/>
        <table:named-expression table:name="SHARED_FORMULA_26_45_26_45_11" table:base-cell-address="$Hoja1.$A$1" table:expression="NA()"/>
        <table:named-expression table:name="SHARED_FORMULA_26_49_26_49_0" table:base-cell-address="$Hoja1.$A$1" table:expression="NA()"/>
        <table:named-expression table:name="SHARED_FORMULA_26_55_26_55_11" table:base-cell-address="$Hoja1.$A$1" table:expression="NA()"/>
        <table:named-expression table:name="SHARED_FORMULA_26_56_26_56_0" table:base-cell-address="$Hoja1.$A$1" table:expression="NA()"/>
        <table:named-expression table:name="SHARED_FORMULA_26_64_26_64_11" table:base-cell-address="$Hoja1.$A$1" table:expression="NA()"/>
        <table:named-expression table:name="SHARED_FORMULA_26_67_26_67_0" table:base-cell-address="$Hoja1.$A$1" table:expression="NA()"/>
        <table:named-expression table:name="SHARED_FORMULA_26_78_26_78_11" table:base-cell-address="$Hoja1.$A$1" table:expression="NA()"/>
        <table:named-expression table:name="SHARED_FORMULA_26_9_26_9_0" table:base-cell-address="$Hoja1.$A$1" table:expression="NA()"/>
        <table:named-expression table:name="SHARED_FORMULA_27_19_27_19_0" table:base-cell-address="$Hoja1.$A$1" table:expression="NA()"/>
        <table:named-expression table:name="SHARED_FORMULA_27_40_27_40_0" table:base-cell-address="$Hoja1.$A$1" table:expression="NA()"/>
        <table:named-expression table:name="SHARED_FORMULA_27_42_27_42_11" table:base-cell-address="$Hoja1.$A$1" table:expression="NA()"/>
        <table:named-expression table:name="SHARED_FORMULA_27_49_27_49_0" table:base-cell-address="$Hoja1.$A$1" table:expression="NA()"/>
        <table:named-expression table:name="SHARED_FORMULA_27_55_27_55_11" table:base-cell-address="$Hoja1.$A$1" table:expression="NA()"/>
        <table:named-expression table:name="SHARED_FORMULA_27_56_27_56_0" table:base-cell-address="$Hoja1.$A$1" table:expression="NA()"/>
        <table:named-expression table:name="SHARED_FORMULA_27_6_27_6_8" table:base-cell-address="$Hoja1.$A$1" table:expression="NA()"/>
        <table:named-expression table:name="SHARED_FORMULA_27_67_27_67_0" table:base-cell-address="$Hoja1.$A$1" table:expression="NA()"/>
        <table:named-expression table:name="SHARED_FORMULA_27_9_27_9_0" table:base-cell-address="$Hoja1.$A$1" table:expression="NA()"/>
        <table:named-expression table:name="SHARED_FORMULA_28_10_28_10_11" table:base-cell-address="$Hoja1.$A$1" table:expression="NA()"/>
        <table:named-expression table:name="SHARED_FORMULA_28_22_28_22_11" table:base-cell-address="$Hoja1.$A$1" table:expression="NA()"/>
        <table:named-expression table:name="SHARED_FORMULA_28_38_28_38_0" table:base-cell-address="$Hoja1.$A$1" table:expression="NA()"/>
        <table:named-expression table:name="SHARED_FORMULA_28_46_28_46_11" table:base-cell-address="$Hoja1.$A$1" table:expression="NA()"/>
        <table:named-expression table:name="SHARED_FORMULA_28_49_28_49_0" table:base-cell-address="$Hoja1.$A$1" table:expression="NA()"/>
        <table:named-expression table:name="SHARED_FORMULA_28_5_28_5_9" table:base-cell-address="$Hoja1.$A$1" table:expression="NA()"/>
        <table:named-expression table:name="SHARED_FORMULA_28_55_28_55_11" table:base-cell-address="$Hoja1.$A$1" table:expression="NA()"/>
        <table:named-expression table:name="SHARED_FORMULA_28_64_28_64_11" table:base-cell-address="$Hoja1.$A$1" table:expression="NA()"/>
        <table:named-expression table:name="SHARED_FORMULA_28_78_28_78_11" table:base-cell-address="$Hoja1.$A$1" table:expression="NA()"/>
        <table:named-expression table:name="SHARED_FORMULA_29_19_29_19_0" table:base-cell-address="$Hoja1.$A$1" table:expression="NA()"/>
        <table:named-expression table:name="SHARED_FORMULA_29_41_29_41_0" table:base-cell-address="$Hoja1.$A$1" table:expression="NA()"/>
        <table:named-expression table:name="SHARED_FORMULA_29_49_29_49_0" table:base-cell-address="$Hoja1.$A$1" table:expression="NA()"/>
        <table:named-expression table:name="SHARED_FORMULA_29_56_29_56_0" table:base-cell-address="$Hoja1.$A$1" table:expression="NA()"/>
        <table:named-expression table:name="SHARED_FORMULA_29_67_29_67_0" table:base-cell-address="$Hoja1.$A$1" table:expression="NA()"/>
        <table:named-expression table:name="SHARED_FORMULA_29_9_29_9_0" table:base-cell-address="$Hoja1.$A$1" table:expression="NA()"/>
        <table:named-expression table:name="SHARED_FORMULA_30_133_30_133_10" table:base-cell-address="$Hoja1.$A$1" table:expression="NA()"/>
        <table:named-expression table:name="SHARED_FORMULA_30_5_30_5_10" table:base-cell-address="$Hoja1.$A$1" table:expression="NA()"/>
        <table:named-expression table:name="SHARED_FORMULA_30_5_30_5_14" table:base-cell-address="$Hoja1.$A$1" table:expression="NA()"/>
        <table:named-expression table:name="SHARED_FORMULA_30_69_30_69_10" table:base-cell-address="$Hoja1.$A$1" table:expression="NA()"/>
        <table:named-expression table:name="SHARED_FORMULA_31_6_31_6_8" table:base-cell-address="$Hoja1.$A$1" table:expression="NA()"/>
        <table:named-expression table:name="SHARED_FORMULA_32_5_32_5_8" table:base-cell-address="$Hoja1.$A$1" table:expression="NA()"/>
        <table:named-expression table:name="SHARED_FORMULA_32_5_32_5_9" table:base-cell-address="$Hoja1.$A$1" table:expression="NA()"/>
        <table:named-expression table:name="SHARED_FORMULA_33_5_33_5_8" table:base-cell-address="$Hoja1.$A$1" table:expression="NA()"/>
        <table:named-expression table:name="SHARED_FORMULA_33_5_33_5_9" table:base-cell-address="$Hoja1.$A$1" table:expression="NA()"/>
        <table:named-expression table:name="SHARED_FORMULA_34_10_34_10_11" table:base-cell-address="$Hoja1.$A$1" table:expression="NA()"/>
        <table:named-expression table:name="SHARED_FORMULA_34_112_34_112_10" table:base-cell-address="$Hoja1.$A$1" table:expression="NA()"/>
        <table:named-expression table:name="SHARED_FORMULA_34_126_34_126_10" table:base-cell-address="$Hoja1.$A$1" table:expression="NA()"/>
        <table:named-expression table:name="SHARED_FORMULA_34_157_34_157_10" table:base-cell-address="$Hoja1.$A$1" table:expression="NA()"/>
        <table:named-expression table:name="SHARED_FORMULA_34_35_34_35_10" table:base-cell-address="$Hoja1.$A$1" table:expression="NA()"/>
        <table:named-expression table:name="SHARED_FORMULA_34_4_34_4_10" table:base-cell-address="$Hoja1.$A$1" table:expression="NA()"/>
        <table:named-expression table:name="SHARED_FORMULA_34_45_34_45_11" table:base-cell-address="$Hoja1.$A$1" table:expression="NA()"/>
        <table:named-expression table:name="SHARED_FORMULA_34_5_34_5_8" table:base-cell-address="$Hoja1.$A$1" table:expression="NA()"/>
        <table:named-expression table:name="SHARED_FORMULA_34_5_34_5_9" table:base-cell-address="$Hoja1.$A$1" table:expression="NA()"/>
        <table:named-expression table:name="SHARED_FORMULA_34_55_34_55_11" table:base-cell-address="$Hoja1.$A$1" table:expression="NA()"/>
        <table:named-expression table:name="SHARED_FORMULA_34_64_34_64_11" table:base-cell-address="$Hoja1.$A$1" table:expression="NA()"/>
        <table:named-expression table:name="SHARED_FORMULA_34_67_34_67_10" table:base-cell-address="$Hoja1.$A$1" table:expression="NA()"/>
        <table:named-expression table:name="SHARED_FORMULA_34_78_34_78_11" table:base-cell-address="$Hoja1.$A$1" table:expression="NA()"/>
        <table:named-expression table:name="SHARED_FORMULA_34_96_34_96_10" table:base-cell-address="$Hoja1.$A$1" table:expression="NA()"/>
        <table:named-expression table:name="SHARED_FORMULA_35_129_35_129_10" table:base-cell-address="$Hoja1.$A$1" table:expression="NA()"/>
        <table:named-expression table:name="SHARED_FORMULA_35_160_35_160_10" table:base-cell-address="$Hoja1.$A$1" table:expression="NA()"/>
        <table:named-expression table:name="SHARED_FORMULA_35_35_35_35_10" table:base-cell-address="$Hoja1.$A$1" table:expression="NA()"/>
        <table:named-expression table:name="SHARED_FORMULA_35_4_35_4_10" table:base-cell-address="$Hoja1.$A$1" table:expression="NA()"/>
        <table:named-expression table:name="SHARED_FORMULA_35_40_35_40_0" table:base-cell-address="$Hoja1.$A$1" table:expression="NA()"/>
        <table:named-expression table:name="SHARED_FORMULA_35_49_35_49_0" table:base-cell-address="$Hoja1.$A$1" table:expression="NA()"/>
        <table:named-expression table:name="SHARED_FORMULA_35_5_35_5_8" table:base-cell-address="$Hoja1.$A$1" table:expression="NA()"/>
        <table:named-expression table:name="SHARED_FORMULA_35_5_35_5_9" table:base-cell-address="$Hoja1.$A$1" table:expression="NA()"/>
        <table:named-expression table:name="SHARED_FORMULA_35_56_35_56_0" table:base-cell-address="$Hoja1.$A$1" table:expression="NA()"/>
        <table:named-expression table:name="SHARED_FORMULA_35_67_35_67_0" table:base-cell-address="$Hoja1.$A$1" table:expression="NA()"/>
        <table:named-expression table:name="SHARED_FORMULA_35_67_35_67_10" table:base-cell-address="$Hoja1.$A$1" table:expression="NA()"/>
        <table:named-expression table:name="SHARED_FORMULA_35_9_35_9_0" table:base-cell-address="$Hoja1.$A$1" table:expression="NA()"/>
        <table:named-expression table:name="SHARED_FORMULA_35_97_35_97_10" table:base-cell-address="$Hoja1.$A$1" table:expression="NA()"/>
        <table:named-expression table:name="SHARED_FORMULA_36_129_36_129_10" table:base-cell-address="$Hoja1.$A$1" table:expression="NA()"/>
        <table:named-expression table:name="SHARED_FORMULA_36_160_36_160_10" table:base-cell-address="$Hoja1.$A$1" table:expression="NA()"/>
        <table:named-expression table:name="SHARED_FORMULA_36_35_36_35_10" table:base-cell-address="$Hoja1.$A$1" table:expression="NA()"/>
        <table:named-expression table:name="SHARED_FORMULA_36_4_36_4_10" table:base-cell-address="$Hoja1.$A$1" table:expression="NA()"/>
        <table:named-expression table:name="SHARED_FORMULA_36_5_36_5_8" table:base-cell-address="$Hoja1.$A$1" table:expression="NA()"/>
        <table:named-expression table:name="SHARED_FORMULA_36_5_36_5_9" table:base-cell-address="$Hoja1.$A$1" table:expression="NA()"/>
        <table:named-expression table:name="SHARED_FORMULA_36_67_36_67_10" table:base-cell-address="$Hoja1.$A$1" table:expression="NA()"/>
        <table:named-expression table:name="SHARED_FORMULA_36_97_36_97_10" table:base-cell-address="$Hoja1.$A$1" table:expression="NA()"/>
        <table:named-expression table:name="SHARED_FORMULA_37_10_37_10_11" table:base-cell-address="$Hoja1.$A$1" table:expression="NA()"/>
        <table:named-expression table:name="SHARED_FORMULA_37_112_37_112_10" table:base-cell-address="$Hoja1.$A$1" table:expression="NA()"/>
        <table:named-expression table:name="SHARED_FORMULA_37_126_37_126_10" table:base-cell-address="$Hoja1.$A$1" table:expression="NA()"/>
        <table:named-expression table:name="SHARED_FORMULA_37_157_37_157_10" table:base-cell-address="$Hoja1.$A$1" table:expression="NA()"/>
        <table:named-expression table:name="SHARED_FORMULA_37_20_37_20_11" table:base-cell-address="$Hoja1.$A$1" table:expression="NA()"/>
        <table:named-expression table:name="SHARED_FORMULA_37_35_37_35_10" table:base-cell-address="$Hoja1.$A$1" table:expression="NA()"/>
        <table:named-expression table:name="SHARED_FORMULA_37_4_37_4_10" table:base-cell-address="$Hoja1.$A$1" table:expression="NA()"/>
        <table:named-expression table:name="SHARED_FORMULA_37_5_37_5_9" table:base-cell-address="$Hoja1.$A$1" table:expression="NA()"/>
        <table:named-expression table:name="SHARED_FORMULA_37_64_37_64_11" table:base-cell-address="$Hoja1.$A$1" table:expression="NA()"/>
        <table:named-expression table:name="SHARED_FORMULA_37_67_37_67_10" table:base-cell-address="$Hoja1.$A$1" table:expression="NA()"/>
        <table:named-expression table:name="SHARED_FORMULA_37_78_37_78_11" table:base-cell-address="$Hoja1.$A$1" table:expression="NA()"/>
        <table:named-expression table:name="SHARED_FORMULA_37_96_37_96_10" table:base-cell-address="$Hoja1.$A$1" table:expression="NA()"/>
        <table:named-expression table:name="SHARED_FORMULA_38_10_38_10_11" table:base-cell-address="$Hoja1.$A$1" table:expression="NA()"/>
        <table:named-expression table:name="SHARED_FORMULA_38_112_38_112_10" table:base-cell-address="$Hoja1.$A$1" table:expression="NA()"/>
        <table:named-expression table:name="SHARED_FORMULA_38_126_38_126_10" table:base-cell-address="$Hoja1.$A$1" table:expression="NA()"/>
        <table:named-expression table:name="SHARED_FORMULA_38_157_38_157_10" table:base-cell-address="$Hoja1.$A$1" table:expression="NA()"/>
        <table:named-expression table:name="SHARED_FORMULA_38_18_38_18_0" table:base-cell-address="$Hoja1.$A$1" table:expression="NA()"/>
        <table:named-expression table:name="SHARED_FORMULA_38_20_38_20_11" table:base-cell-address="$Hoja1.$A$1" table:expression="NA()"/>
        <table:named-expression table:name="SHARED_FORMULA_38_35_38_35_10" table:base-cell-address="$Hoja1.$A$1" table:expression="NA()"/>
        <table:named-expression table:name="SHARED_FORMULA_38_4_38_4_10" table:base-cell-address="$Hoja1.$A$1" table:expression="NA()"/>
        <table:named-expression table:name="SHARED_FORMULA_38_5_38_5_8" table:base-cell-address="$Hoja1.$A$1" table:expression="NA()"/>
        <table:named-expression table:name="SHARED_FORMULA_38_56_38_56_0" table:base-cell-address="$Hoja1.$A$1" table:expression="NA()"/>
        <table:named-expression table:name="SHARED_FORMULA_38_64_38_64_11" table:base-cell-address="$Hoja1.$A$1" table:expression="NA()"/>
        <table:named-expression table:name="SHARED_FORMULA_38_67_38_67_0" table:base-cell-address="$Hoja1.$A$1" table:expression="NA()"/>
        <table:named-expression table:name="SHARED_FORMULA_38_67_38_67_10" table:base-cell-address="$Hoja1.$A$1" table:expression="NA()"/>
        <table:named-expression table:name="SHARED_FORMULA_38_78_38_78_11" table:base-cell-address="$Hoja1.$A$1" table:expression="NA()"/>
        <table:named-expression table:name="SHARED_FORMULA_38_9_38_9_0" table:base-cell-address="$Hoja1.$A$1" table:expression="NA()"/>
        <table:named-expression table:name="SHARED_FORMULA_38_96_38_96_10" table:base-cell-address="$Hoja1.$A$1" table:expression="NA()"/>
        <table:named-expression table:name="SHARED_FORMULA_39_10_39_10_11" table:base-cell-address="$Hoja1.$A$1" table:expression="NA()"/>
        <table:named-expression table:name="SHARED_FORMULA_39_134_39_134_10" table:base-cell-address="$Hoja1.$A$1" table:expression="NA()"/>
        <table:named-expression table:name="SHARED_FORMULA_39_18_39_18_0" table:base-cell-address="$Hoja1.$A$1" table:expression="NA()"/>
        <table:named-expression table:name="SHARED_FORMULA_39_4_39_4_10" table:base-cell-address="$Hoja1.$A$1" table:expression="NA()"/>
        <table:named-expression table:name="SHARED_FORMULA_39_43_39_43_11" table:base-cell-address="$Hoja1.$A$1" table:expression="NA()"/>
        <table:named-expression table:name="SHARED_FORMULA_39_5_39_5_8" table:base-cell-address="$Hoja1.$A$1" table:expression="NA()"/>
        <table:named-expression table:name="SHARED_FORMULA_39_5_39_5_9" table:base-cell-address="$Hoja1.$A$1" table:expression="NA()"/>
        <table:named-expression table:name="SHARED_FORMULA_39_56_39_56_0" table:base-cell-address="$Hoja1.$A$1" table:expression="NA()"/>
        <table:named-expression table:name="SHARED_FORMULA_39_64_39_64_11" table:base-cell-address="$Hoja1.$A$1" table:expression="NA()"/>
        <table:named-expression table:name="SHARED_FORMULA_39_67_39_67_0" table:base-cell-address="$Hoja1.$A$1" table:expression="NA()"/>
        <table:named-expression table:name="SHARED_FORMULA_39_72_39_72_10" table:base-cell-address="$Hoja1.$A$1" table:expression="NA()"/>
        <table:named-expression table:name="SHARED_FORMULA_39_78_39_78_11" table:base-cell-address="$Hoja1.$A$1" table:expression="NA()"/>
        <table:named-expression table:name="SHARED_FORMULA_39_9_39_9_0" table:base-cell-address="$Hoja1.$A$1" table:expression="NA()"/>
        <table:named-expression table:name="SHARED_FORMULA_40_39_40_39_0" table:base-cell-address="$Hoja1.$A$1" table:expression="NA()"/>
        <table:named-expression table:name="SHARED_FORMULA_40_5_40_5_8" table:base-cell-address="$Hoja1.$A$1" table:expression="NA()"/>
        <table:named-expression table:name="SHARED_FORMULA_40_5_40_5_9" table:base-cell-address="$Hoja1.$A$1" table:expression="NA()"/>
        <table:named-expression table:name="SHARED_FORMULA_40_56_40_56_0" table:base-cell-address="$Hoja1.$A$1" table:expression="NA()"/>
        <table:named-expression table:name="SHARED_FORMULA_40_67_40_67_0" table:base-cell-address="$Hoja1.$A$1" table:expression="NA()"/>
        <table:named-expression table:name="SHARED_FORMULA_40_9_40_9_0" table:base-cell-address="$Hoja1.$A$1" table:expression="NA()"/>
        <table:named-expression table:name="SHARED_FORMULA_41_108_41_108_10" table:base-cell-address="$Hoja1.$A$1" table:expression="NA()"/>
        <table:named-expression table:name="SHARED_FORMULA_41_140_41_140_10" table:base-cell-address="$Hoja1.$A$1" table:expression="NA()"/>
        <table:named-expression table:name="SHARED_FORMULA_41_35_41_35_10" table:base-cell-address="$Hoja1.$A$1" table:expression="NA()"/>
        <table:named-expression table:name="SHARED_FORMULA_41_4_41_4_10" table:base-cell-address="$Hoja1.$A$1" table:expression="NA()"/>
        <table:named-expression table:name="SHARED_FORMULA_41_5_41_5_8" table:base-cell-address="$Hoja1.$A$1" table:expression="NA()"/>
        <table:named-expression table:name="SHARED_FORMULA_41_5_41_5_9" table:base-cell-address="$Hoja1.$A$1" table:expression="NA()"/>
        <table:named-expression table:name="SHARED_FORMULA_41_67_41_67_10" table:base-cell-address="$Hoja1.$A$1" table:expression="NA()"/>
        <table:named-expression table:name="SHARED_FORMULA_41_97_41_97_10" table:base-cell-address="$Hoja1.$A$1" table:expression="NA()"/>
        <table:named-expression table:name="SHARED_FORMULA_42_108_42_108_10" table:base-cell-address="$Hoja1.$A$1" table:expression="NA()"/>
        <table:named-expression table:name="SHARED_FORMULA_42_140_42_140_10" table:base-cell-address="$Hoja1.$A$1" table:expression="NA()"/>
        <table:named-expression table:name="SHARED_FORMULA_42_35_42_35_10" table:base-cell-address="$Hoja1.$A$1" table:expression="NA()"/>
        <table:named-expression table:name="SHARED_FORMULA_42_4_42_4_10" table:base-cell-address="$Hoja1.$A$1" table:expression="NA()"/>
        <table:named-expression table:name="SHARED_FORMULA_42_5_42_5_8" table:base-cell-address="$Hoja1.$A$1" table:expression="NA()"/>
        <table:named-expression table:name="SHARED_FORMULA_42_5_42_5_9" table:base-cell-address="$Hoja1.$A$1" table:expression="NA()"/>
        <table:named-expression table:name="SHARED_FORMULA_42_67_42_67_10" table:base-cell-address="$Hoja1.$A$1" table:expression="NA()"/>
        <table:named-expression table:name="SHARED_FORMULA_42_97_42_97_10" table:base-cell-address="$Hoja1.$A$1" table:expression="NA()"/>
        <table:named-expression table:name="SHARED_FORMULA_43_10_43_10_11" table:base-cell-address="$Hoja1.$A$1" table:expression="NA()"/>
        <table:named-expression table:name="SHARED_FORMULA_43_126_43_126_10" table:base-cell-address="$Hoja1.$A$1" table:expression="NA()"/>
        <table:named-expression table:name="SHARED_FORMULA_43_157_43_157_10" table:base-cell-address="$Hoja1.$A$1" table:expression="NA()"/>
        <table:named-expression table:name="SHARED_FORMULA_43_20_43_20_11" table:base-cell-address="$Hoja1.$A$1" table:expression="NA()"/>
        <table:named-expression table:name="SHARED_FORMULA_43_35_43_35_10" table:base-cell-address="$Hoja1.$A$1" table:expression="NA()"/>
        <table:named-expression table:name="SHARED_FORMULA_43_4_43_4_10" table:base-cell-address="$Hoja1.$A$1" table:expression="NA()"/>
        <table:named-expression table:name="SHARED_FORMULA_43_5_43_5_9" table:base-cell-address="$Hoja1.$A$1" table:expression="NA()"/>
        <table:named-expression table:name="SHARED_FORMULA_43_64_43_64_11" table:base-cell-address="$Hoja1.$A$1" table:expression="NA()"/>
        <table:named-expression table:name="SHARED_FORMULA_43_67_43_67_10" table:base-cell-address="$Hoja1.$A$1" table:expression="NA()"/>
        <table:named-expression table:name="SHARED_FORMULA_43_78_43_78_11" table:base-cell-address="$Hoja1.$A$1" table:expression="NA()"/>
        <table:named-expression table:name="SHARED_FORMULA_43_96_43_96_10" table:base-cell-address="$Hoja1.$A$1" table:expression="NA()"/>
        <table:named-expression table:name="SHARED_FORMULA_44_10_44_10_11" table:base-cell-address="$Hoja1.$A$1" table:expression="NA()"/>
        <table:named-expression table:name="SHARED_FORMULA_44_126_44_126_10" table:base-cell-address="$Hoja1.$A$1" table:expression="NA()"/>
        <table:named-expression table:name="SHARED_FORMULA_44_157_44_157_10" table:base-cell-address="$Hoja1.$A$1" table:expression="NA()"/>
        <table:named-expression table:name="SHARED_FORMULA_44_18_44_18_0" table:base-cell-address="$Hoja1.$A$1" table:expression="NA()"/>
        <table:named-expression table:name="SHARED_FORMULA_44_20_44_20_11" table:base-cell-address="$Hoja1.$A$1" table:expression="NA()"/>
        <table:named-expression table:name="SHARED_FORMULA_44_35_44_35_10" table:base-cell-address="$Hoja1.$A$1" table:expression="NA()"/>
        <table:named-expression table:name="SHARED_FORMULA_44_4_44_4_10" table:base-cell-address="$Hoja1.$A$1" table:expression="NA()"/>
        <table:named-expression table:name="SHARED_FORMULA_44_56_44_56_0" table:base-cell-address="$Hoja1.$A$1" table:expression="NA()"/>
        <table:named-expression table:name="SHARED_FORMULA_44_64_44_64_11" table:base-cell-address="$Hoja1.$A$1" table:expression="NA()"/>
        <table:named-expression table:name="SHARED_FORMULA_44_67_44_67_0" table:base-cell-address="$Hoja1.$A$1" table:expression="NA()"/>
        <table:named-expression table:name="SHARED_FORMULA_44_67_44_67_10" table:base-cell-address="$Hoja1.$A$1" table:expression="NA()"/>
        <table:named-expression table:name="SHARED_FORMULA_44_78_44_78_11" table:base-cell-address="$Hoja1.$A$1" table:expression="NA()"/>
        <table:named-expression table:name="SHARED_FORMULA_44_9_44_9_0" table:base-cell-address="$Hoja1.$A$1" table:expression="NA()"/>
        <table:named-expression table:name="SHARED_FORMULA_44_96_44_96_10" table:base-cell-address="$Hoja1.$A$1" table:expression="NA()"/>
        <table:named-expression table:name="SHARED_FORMULA_45_10_45_10_11" table:base-cell-address="$Hoja1.$A$1" table:expression="NA()"/>
        <table:named-expression table:name="SHARED_FORMULA_45_128_45_128_10" table:base-cell-address="$Hoja1.$A$1" table:expression="NA()"/>
        <table:named-expression table:name="SHARED_FORMULA_45_159_45_159_10" table:base-cell-address="$Hoja1.$A$1" table:expression="NA()"/>
        <table:named-expression table:name="SHARED_FORMULA_45_18_45_18_0" table:base-cell-address="$Hoja1.$A$1" table:expression="NA()"/>
        <table:named-expression table:name="SHARED_FORMULA_45_35_45_35_10" table:base-cell-address="$Hoja1.$A$1" table:expression="NA()"/>
        <table:named-expression table:name="SHARED_FORMULA_45_4_45_4_10" table:base-cell-address="$Hoja1.$A$1" table:expression="NA()"/>
        <table:named-expression table:name="SHARED_FORMULA_45_43_45_43_11" table:base-cell-address="$Hoja1.$A$1" table:expression="NA()"/>
        <table:named-expression table:name="SHARED_FORMULA_45_56_45_56_0" table:base-cell-address="$Hoja1.$A$1" table:expression="NA()"/>
        <table:named-expression table:name="SHARED_FORMULA_45_64_45_64_11" table:base-cell-address="$Hoja1.$A$1" table:expression="NA()"/>
        <table:named-expression table:name="SHARED_FORMULA_45_67_45_67_0" table:base-cell-address="$Hoja1.$A$1" table:expression="NA()"/>
        <table:named-expression table:name="SHARED_FORMULA_45_69_45_69_10" table:base-cell-address="$Hoja1.$A$1" table:expression="NA()"/>
        <table:named-expression table:name="SHARED_FORMULA_45_78_45_78_11" table:base-cell-address="$Hoja1.$A$1" table:expression="NA()"/>
        <table:named-expression table:name="SHARED_FORMULA_45_9_45_9_0" table:base-cell-address="$Hoja1.$A$1" table:expression="NA()"/>
        <table:named-expression table:name="SHARED_FORMULA_45_98_45_98_10" table:base-cell-address="$Hoja1.$A$1" table:expression="NA()"/>
        <table:named-expression table:name="SHARED_FORMULA_46_56_46_56_0" table:base-cell-address="$Hoja1.$A$1" table:expression="NA()"/>
        <table:named-expression table:name="SHARED_FORMULA_46_67_46_67_0" table:base-cell-address="$Hoja1.$A$1" table:expression="NA()"/>
        <table:named-expression table:name="SHARED_FORMULA_46_9_46_9_0" table:base-cell-address="$Hoja1.$A$1" table:expression="NA()"/>
        <table:named-expression table:name="SHARED_FORMULA_6_15_6_15_6" table:base-cell-address="$Hoja1.$A$1" table:expression="NA()"/>
        <table:named-expression table:name="SHARED_FORMULA_6_20_6_20_6" table:base-cell-address="$Hoja1.$A$1" table:expression="NA()"/>
        <table:named-expression table:name="SHARED_FORMULA_7_8_7_8_13" table:base-cell-address="$Hoja1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16P0"/>
    </number:currency-style>
    <number:number-style style:name="N118P0" style:volatile="true">
      <number:text>Bs </number:text>
      <number:number number:decimal-places="0" number:min-integer-digits="1" number:grouping="true"/>
    </number:number-style>
    <number:number-style style:name="N118">
      <number:text>Bs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Bs </number:text>
      <number:number number:decimal-places="0" number:min-integer-digits="1" number:grouping="true"/>
    </number:number-style>
    <number:number-style style:name="N119">
      <style:text-properties fo:color="#ff0000"/>
      <number:text>Bs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Bs </number:text>
      <number:number number:decimal-places="2" number:min-integer-digits="1" number:grouping="true"/>
    </number:number-style>
    <number:number-style style:name="N121">
      <number:text>Bs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Bs </number:text>
      <number:number number:decimal-places="2" number:min-integer-digits="1" number:grouping="true"/>
    </number:number-style>
    <number:number-style style:name="N122">
      <style:text-properties fo:color="#ff0000"/>
      <number:text>Bs 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Bs </number:text>
      <number:number number:decimal-places="0" number:min-integer-digits="1" number:grouping="true"/>
      <number:text> </number:text>
    </number:number-style>
    <number:number-style style:name="N130P1" style:volatile="true">
      <number:text> Bs -</number:text>
      <number:number number:decimal-places="0" number:min-integer-digits="1" number:grouping="true"/>
      <number:text> </number:text>
    </number:number-style>
    <number:number-style style:name="N130P2" style:volatile="true">
      <number:text> Bs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-</number:text>
      <number:number number:decimal-places="2" number:min-integer-digits="1" number:grouping="true"/>
      <number:text> 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fo:color="#000000" style:font-name="Arial" fo:font-size="11pt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o_20_explicativo_20_2" style:display-name="Texto explicativo 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7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26/06/2018</text:date>, <text:time>17:20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ARTINEZ_20_BEATRIZ" style:display-name="PageStyle_MARTINEZ BEATRI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DRIGUEZ_20_FREIDDER" style:display-name="PageStyle_RODRIGUEZ FREID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DRIGUEZ_20_FREIDDER_20_1" style:display-name="PageStyle_RODRIGUEZ FREIDDE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DRIGUEZ_20_FREIDDER_20_2" style:display-name="PageStyle_RODRIGUEZ FREIDDE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DRIGUEZ_20_FREIDDER_20_3" style:display-name="PageStyle_RODRIGUEZ FREIDDE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DRIGUEZ_20_FREIDDER_20_4" style:display-name="PageStyle_RODRIGUEZ FREIDDER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CENTE_20_NEIDA" style:display-name="PageStyle_VICENTE NEI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CENTE_20_NEIDA_20_1" style:display-name="PageStyle_VICENTE NEID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CENTE_20_NEIDA_20_2" style:display-name="PageStyle_VICENTE NEID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CENTE_20_NEIDA_20_3" style:display-name="PageStyle_VICENTE NEID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CENTE_20_NEIDA_20_4" style:display-name="PageStyle_VICENTE NEIDA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NEMO_20_YHORGEL_20_" style:display-name="PageStyle_CUNEMO YHORGEL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NEMO_20_YHORGEL_20__20_1" style:display-name="PageStyle_CUNEMO YHORGEL 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NEMO_20_YHORGEL_20__20_2" style:display-name="PageStyle_CUNEMO YHORGEL 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NEMO_20_YHORGEL_20__20_3" style:display-name="PageStyle_CUNEMO YHORGEL 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NEMO_20_YHORGEL_20__20_4" style:display-name="PageStyle_CUNEMO YHORGEL 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ZMAN_20_ELVIRA" style:display-name="PageStyle_GUZMAN ELVI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ZMAN_20_ELVIRA_20_1" style:display-name="PageStyle_GUZMAN ELVIR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ZMAN_20_ELVIRA_20_2" style:display-name="PageStyle_GUZMAN ELVIR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ZMAN_20_ELVIRA_20_3" style:display-name="PageStyle_GUZMAN ELVIR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ZMAN_20_ELVIRA_20_4" style:display-name="PageStyle_GUZMAN ELVIRA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RINOS_20_LISBETH" style:display-name="PageStyle_CHIRINOS LISBE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RINOS_20_LISBETH_20_1" style:display-name="PageStyle_CHIRINOS LISBETH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RINOS_20_LISBETH_20_2" style:display-name="PageStyle_CHIRINOS LISBETH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RINOS_20_LISBETH_20_3" style:display-name="PageStyle_CHIRINOS LISBETH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RINOS_20_LISBETH_20_4" style:display-name="PageStyle_CHIRINOS LISBETH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COBAR_20_GERARDO" style:display-name="PageStyle_ESCOBAR GERARD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SCOBAR_20_GERARDO_20_1" style:display-name="PageStyle_ESCOBAR GERARDO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SCOBAR_20_GERARDO_20_2" style:display-name="PageStyle_ESCOBAR GERARDO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SCOBAR_20_GERARDO_20_3" style:display-name="PageStyle_ESCOBAR GERARDO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SCOBAR_20_GERARDO_20_4" style:display-name="PageStyle_ESCOBAR GERARDO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THANCOURTH_20_ROBERT" style:display-name="PageStyle_BETHANCOURTH ROBE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THANCOURTH_20_ROBERT_20_1" style:display-name="PageStyle_BETHANCOURTH ROBERT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THANCOURTH_20_ROBERT_20_2" style:display-name="PageStyle_BETHANCOURTH ROBERT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THANCOURTH_20_ROBERT_20_3" style:display-name="PageStyle_BETHANCOURTH ROBERT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THANCOURTH_20_ROBERT_20_4" style:display-name="PageStyle_BETHANCOURTH ROBE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THANCOURTH_20_ROBERT_20_5" style:display-name="PageStyle_BETHANCOURTH ROBE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VAS_20_NELSON" style:display-name="PageStyle_RIVAS NELS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VAS_20_NELSON_20_1" style:display-name="PageStyle_RIVAS NELSON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VAS_20_NELSON_20_2" style:display-name="PageStyle_RIVAS NELSON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VAS_20_NELSON_20_3" style:display-name="PageStyle_RIVAS NELSON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VAS_20_NELSON_20_4" style:display-name="PageStyle_RIVAS NELSON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XFER_20_CAMPERO" style:display-name="PageStyle_LIXFER CAMPER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XFER_20_CAMPERO_20_1" style:display-name="PageStyle_LIXFER CAMPERO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XFER_20_CAMPERO_20_2" style:display-name="PageStyle_LIXFER CAMPERO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XFER_20_CAMPERO_20_3" style:display-name="PageStyle_LIXFER CAMPERO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XFER_20_CAMPERO_20_4" style:display-name="PageStyle_LIXFER CAMPERO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RALES_20_JARBIL" style:display-name="PageStyle_MORALES JARB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RALES_20_JARBIL_20_1" style:display-name="PageStyle_MORALES JARBIL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RALES_20_JARBIL_20_2" style:display-name="PageStyle_MORALES JARBIL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RALES_20_JARBIL_20_3" style:display-name="PageStyle_MORALES JARBIL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RALES_20_JARBIL_20_4" style:display-name="PageStyle_MORALES JARBIL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CARDO_20_TELLO" style:display-name="PageStyle_RICARDO TELL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CARDO_20_TELLO_20_1" style:display-name="PageStyle_RICARDO TELLO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CARDO_20_TELLO_20_2" style:display-name="PageStyle_RICARDO TELLO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CARDO_20_TELLO_20_3" style:display-name="PageStyle_RICARDO TELLO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CARDO_20_TELLO_20_4" style:display-name="PageStyle_RICARDO TELLO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IDY_20_GARCIA" style:display-name="PageStyle_HEIDY GARC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IDY_20_GARCIA_20_1" style:display-name="PageStyle_HEIDY GARCI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IDY_20_GARCIA_20_2" style:display-name="PageStyle_HEIDY GARCI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IDY_20_GARCIA_20_3" style:display-name="PageStyle_HEIDY GARCIA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IDY_20_GARCIA_20_4" style:display-name="PageStyle_HEIDY GARCIA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LGADO_20_GRICELDA" style:display-name="PageStyle_SALGADO GRICELD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LGADO_20_GRICELDA_20_1" style:display-name="PageStyle_SALGADO GRICELD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LGADO_20_GRICELDA_20_2" style:display-name="PageStyle_SALGADO GRICELD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LGADO_20_GRICELDA_20_3" style:display-name="PageStyle_SALGADO GRICELDA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LGADO_20_GRICELDA_20_4" style:display-name="PageStyle_SALGADO GRICELDA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RRAMERA_20_PEDRO" style:display-name="PageStyle_ZARRAMERA PEDR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RRAMERA_20_PEDRO_20_1" style:display-name="PageStyle_ZARRAMERA PEDRO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RRAMERA_20_PEDRO_20_2" style:display-name="PageStyle_ZARRAMERA PEDRO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RRAMERA_20_PEDRO_20_3" style:display-name="PageStyle_ZARRAMERA PEDRO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RRAMERA_20_PEDRO_20_4" style:display-name="PageStyle_ZARRAMERA PEDRO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IMAN_20_GLENNY" style:display-name="PageStyle_GRIMAN GLENNY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ire Cordova</meta:initial-creator>
    <meta:creation-date>2016-08-05T10:39:42.407151474</meta:creation-date>
    <dc:date>2018-06-26T17:20:09.03</dc:date>
    <dc:creator>GESTION  HUMANA</dc:creator>
    <meta:editing-duration>P1DT12H10M57S</meta:editing-duration>
    <meta:editing-cycles>94</meta:editing-cycles>
    <meta:generator>OpenOffice.org/3.3$Win32 OpenOffice.org_project/330m20$Build-9567</meta:generator>
    <meta:document-statistic meta:table-count="1" meta:cell-count="1014" meta:object-count="0"/>
  </office:meta>
</office:document-meta>
</file>